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맑은 고딕" svg:font-family="맑은 고딕" style:font-family-generic="modern" style:font-pitch="variable" svg:panose-1="2 11 5 3 2 0 0 2 0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바탕" svg:font-family="바탕" style:font-family-generic="roman" style:font-pitch="variable" svg:panose-1="2 3 6 0 0 1 1 1 1 1"/>
  </office:font-face-decls>
  <office:automatic-styles>
    <text:list-style style:name="LFO1">
      <text:list-level-style-number text:level="1" style:num-suffix="." style:num-format="1">
        <style:list-level-properties text:space-before="0.2777in" text:min-label-width="0.25in" text:list-level-position-and-space-mode="label-alignment">
          <style:list-level-label-alignment text:label-followed-by="listtab" fo:margin-left="0.5277in" fo:text-indent="-0.25in"/>
        </style:list-level-properties>
      </text:list-level-style-number>
      <text:list-level-style-bullet text:level="2" text:style-name="WW_CharLFO1LVL2" text:bullet-char="">
        <style:list-level-properties text:space-before="0.5555in" text:min-label-width="0.2777in" text:list-level-position-and-space-mode="label-alignment">
          <style:list-level-label-alignment text:label-followed-by="listtab" fo:margin-left="0.8333in" fo:text-indent="-0.2777in"/>
        </style:list-level-properties>
        <style:text-properties style:font-name="Wingdings"/>
      </text:list-level-style-bullet>
      <text:list-level-style-number text:level="3" style:num-suffix="." style:num-format="i">
        <style:list-level-properties fo:text-align="end" text:space-before="0.8333in" text:min-label-width="0.2777in" text:list-level-position-and-space-mode="label-alignment">
          <style:list-level-label-alignment text:label-followed-by="listtab" fo:margin-left="1.1111in" fo:text-indent="-0.2777in"/>
        </style:list-level-properties>
      </text:list-level-style-number>
      <text:list-level-style-number text:level="4" style:num-suffix="." style:num-format="1">
        <style:list-level-properties text:space-before="1.1111in" text:min-label-width="0.2777in" text:list-level-position-and-space-mode="label-alignment">
          <style:list-level-label-alignment text:label-followed-by="listtab" fo:margin-left="1.3888in" fo:text-indent="-0.2777in"/>
        </style:list-level-properties>
      </text:list-level-style-number>
      <text:list-level-style-number text:level="5" style:num-suffix="." style:num-format="A" style:num-letter-sync="true">
        <style:list-level-properties text:space-before="1.3888in" text:min-label-width="0.2777in" text:list-level-position-and-space-mode="label-alignment">
          <style:list-level-label-alignment text:label-followed-by="listtab" fo:margin-left="1.6666in" fo:text-indent="-0.2777in"/>
        </style:list-level-properties>
      </text:list-level-style-number>
      <text:list-level-style-number text:level="6" style:num-suffix="." style:num-format="i">
        <style:list-level-properties fo:text-align="end" text:space-before="1.6666in" text:min-label-width="0.2777in" text:list-level-position-and-space-mode="label-alignment">
          <style:list-level-label-alignment text:label-followed-by="listtab" fo:margin-left="1.9444in" fo:text-indent="-0.2777in"/>
        </style:list-level-properties>
      </text:list-level-style-number>
      <text:list-level-style-number text:level="7" style:num-suffix="." style:num-format="1">
        <style:list-level-properties text:space-before="1.9444in" text:min-label-width="0.2777in" text:list-level-position-and-space-mode="label-alignment">
          <style:list-level-label-alignment text:label-followed-by="listtab" fo:margin-left="2.2222in" fo:text-indent="-0.2777in"/>
        </style:list-level-properties>
      </text:list-level-style-number>
      <text:list-level-style-number text:level="8" style:num-suffix="." style:num-format="A" style:num-letter-sync="true">
        <style:list-level-properties text:space-before="2.2222in" text:min-label-width="0.2777in" text:list-level-position-and-space-mode="label-alignment">
          <style:list-level-label-alignment text:label-followed-by="listtab" fo:margin-left="2.5in" fo:text-indent="-0.2777in"/>
        </style:list-level-properties>
      </text:list-level-style-number>
      <text:list-level-style-number text:level="9" style:num-suffix="." style:num-format="i">
        <style:list-level-properties fo:text-align="end" text:space-before="2.5in" text:min-label-width="0.2777in" text:list-level-position-and-space-mode="label-alignment">
          <style:list-level-label-alignment text:label-followed-by="listtab" fo:margin-left="2.7777in" fo:text-indent="-0.2777in"/>
        </style:list-level-properties>
      </text:list-level-style-number>
    </text:list-style>
    <text:list-style style:name="LFO2">
      <text:list-level-style-bullet text:level="1" text:style-name="WW_CharLFO2LVL1" text:bullet-char="">
        <style:list-level-properties text:space-before="0.5909in" text:min-label-width="0.2777in" text:list-level-position-and-space-mode="label-alignment">
          <style:list-level-label-alignment text:label-followed-by="listtab" fo:margin-left="0.8687in" fo:text-indent="-0.2777in"/>
        </style:list-level-properties>
        <style:text-properties style:font-name="Wingdings"/>
      </text:list-level-style-bullet>
      <text:list-level-style-number text:level="2" style:num-suffix="." style:num-format="A" style:num-letter-sync="true">
        <style:list-level-properties text:space-before="0.8687in" text:min-label-width="0.2777in" text:list-level-position-and-space-mode="label-alignment">
          <style:list-level-label-alignment text:label-followed-by="listtab" fo:margin-left="1.1465in" fo:text-indent="-0.2777in"/>
        </style:list-level-properties>
      </text:list-level-style-number>
      <text:list-level-style-number text:level="3" style:num-suffix="." style:num-format="i">
        <style:list-level-properties fo:text-align="end" text:space-before="1.1465in" text:min-label-width="0.2777in" text:list-level-position-and-space-mode="label-alignment">
          <style:list-level-label-alignment text:label-followed-by="listtab" fo:margin-left="1.4243in" fo:text-indent="-0.2777in"/>
        </style:list-level-properties>
      </text:list-level-style-number>
      <text:list-level-style-number text:level="4" style:num-suffix="." style:num-format="1">
        <style:list-level-properties text:space-before="1.4243in" text:min-label-width="0.2777in" text:list-level-position-and-space-mode="label-alignment">
          <style:list-level-label-alignment text:label-followed-by="listtab" fo:margin-left="1.702in" fo:text-indent="-0.2777in"/>
        </style:list-level-properties>
      </text:list-level-style-number>
      <text:list-level-style-number text:level="5" style:num-suffix="." style:num-format="A" style:num-letter-sync="true">
        <style:list-level-properties text:space-before="1.702in" text:min-label-width="0.2777in" text:list-level-position-and-space-mode="label-alignment">
          <style:list-level-label-alignment text:label-followed-by="listtab" fo:margin-left="1.9798in" fo:text-indent="-0.2777in"/>
        </style:list-level-properties>
      </text:list-level-style-number>
      <text:list-level-style-number text:level="6" style:num-suffix="." style:num-format="i">
        <style:list-level-properties fo:text-align="end" text:space-before="1.9798in" text:min-label-width="0.2777in" text:list-level-position-and-space-mode="label-alignment">
          <style:list-level-label-alignment text:label-followed-by="listtab" fo:margin-left="2.2576in" fo:text-indent="-0.2777in"/>
        </style:list-level-properties>
      </text:list-level-style-number>
      <text:list-level-style-number text:level="7" style:num-suffix="." style:num-format="1">
        <style:list-level-properties text:space-before="2.2576in" text:min-label-width="0.2777in" text:list-level-position-and-space-mode="label-alignment">
          <style:list-level-label-alignment text:label-followed-by="listtab" fo:margin-left="2.5354in" fo:text-indent="-0.2777in"/>
        </style:list-level-properties>
      </text:list-level-style-number>
      <text:list-level-style-number text:level="8" style:num-suffix="." style:num-format="A" style:num-letter-sync="true">
        <style:list-level-properties text:space-before="2.5354in" text:min-label-width="0.2777in" text:list-level-position-and-space-mode="label-alignment">
          <style:list-level-label-alignment text:label-followed-by="listtab" fo:margin-left="2.8131in" fo:text-indent="-0.2777in"/>
        </style:list-level-properties>
      </text:list-level-style-number>
      <text:list-level-style-number text:level="9" style:num-suffix="." style:num-format="i">
        <style:list-level-properties fo:text-align="end" text:space-before="2.8131in" text:min-label-width="0.2777in" text:list-level-position-and-space-mode="label-alignment">
          <style:list-level-label-alignment text:label-followed-by="listtab" fo:margin-left="3.0909in" fo:text-indent="-0.2777in"/>
        </style:list-level-properties>
      </text:list-level-style-number>
    </text:list-style>
    <text:list-style style:name="LFO3">
      <text:list-level-style-number text:level="1" style:num-suffix="." style:num-format="1">
        <style:list-level-properties text:space-before="1.1444in" text:min-label-width="0.2777in" text:list-level-position-and-space-mode="label-alignment">
          <style:list-level-label-alignment text:label-followed-by="listtab" fo:margin-left="1.4222in" fo:text-indent="-0.2777in"/>
        </style:list-level-properties>
      </text:list-level-style-number>
      <text:list-level-style-number text:level="2" style:num-suffix="." style:num-format="A" style:num-letter-sync="true">
        <style:list-level-properties text:space-before="1.4222in" text:min-label-width="0.2777in" text:list-level-position-and-space-mode="label-alignment">
          <style:list-level-label-alignment text:label-followed-by="listtab" fo:margin-left="1.7in" fo:text-indent="-0.2777in"/>
        </style:list-level-properties>
      </text:list-level-style-number>
      <text:list-level-style-number text:level="3" style:num-suffix="." style:num-format="i">
        <style:list-level-properties fo:text-align="end" text:space-before="1.7in" text:min-label-width="0.2777in" text:list-level-position-and-space-mode="label-alignment">
          <style:list-level-label-alignment text:label-followed-by="listtab" fo:margin-left="1.9777in" fo:text-indent="-0.2777in"/>
        </style:list-level-properties>
      </text:list-level-style-number>
      <text:list-level-style-number text:level="4" style:num-suffix="." style:num-format="1">
        <style:list-level-properties text:space-before="1.9777in" text:min-label-width="0.2777in" text:list-level-position-and-space-mode="label-alignment">
          <style:list-level-label-alignment text:label-followed-by="listtab" fo:margin-left="2.2555in" fo:text-indent="-0.2777in"/>
        </style:list-level-properties>
      </text:list-level-style-number>
      <text:list-level-style-number text:level="5" style:num-suffix="." style:num-format="A" style:num-letter-sync="true">
        <style:list-level-properties text:space-before="2.2555in" text:min-label-width="0.2777in" text:list-level-position-and-space-mode="label-alignment">
          <style:list-level-label-alignment text:label-followed-by="listtab" fo:margin-left="2.5333in" fo:text-indent="-0.2777in"/>
        </style:list-level-properties>
      </text:list-level-style-number>
      <text:list-level-style-number text:level="6" style:num-suffix="." style:num-format="i">
        <style:list-level-properties fo:text-align="end" text:space-before="2.5333in" text:min-label-width="0.2777in" text:list-level-position-and-space-mode="label-alignment">
          <style:list-level-label-alignment text:label-followed-by="listtab" fo:margin-left="2.8111in" fo:text-indent="-0.2777in"/>
        </style:list-level-properties>
      </text:list-level-style-number>
      <text:list-level-style-number text:level="7" style:num-suffix="." style:num-format="1">
        <style:list-level-properties text:space-before="2.8111in" text:min-label-width="0.2777in" text:list-level-position-and-space-mode="label-alignment">
          <style:list-level-label-alignment text:label-followed-by="listtab" fo:margin-left="3.0888in" fo:text-indent="-0.2777in"/>
        </style:list-level-properties>
      </text:list-level-style-number>
      <text:list-level-style-number text:level="8" style:num-suffix="." style:num-format="A" style:num-letter-sync="true">
        <style:list-level-properties text:space-before="3.0888in" text:min-label-width="0.2777in" text:list-level-position-and-space-mode="label-alignment">
          <style:list-level-label-alignment text:label-followed-by="listtab" fo:margin-left="3.3666in" fo:text-indent="-0.2777in"/>
        </style:list-level-properties>
      </text:list-level-style-number>
      <text:list-level-style-number text:level="9" style:num-suffix="." style:num-format="i">
        <style:list-level-properties fo:text-align="end" text:space-before="3.3666in" text:min-label-width="0.2777in" text:list-level-position-and-space-mode="label-alignment">
          <style:list-level-label-alignment text:label-followed-by="listtab" fo:margin-left="3.6444in" fo:text-indent="-0.2777in"/>
        </style:list-level-properties>
      </text:list-level-style-number>
    </text:list-style>
    <text:list-style style:name="LFO4">
      <text:list-level-style-number text:level="1" style:num-suffix="." style:num-format="1">
        <style:list-level-properties text:space-before="0.868in" text:min-label-width="0.2777in" text:list-level-position-and-space-mode="label-alignment">
          <style:list-level-label-alignment text:label-followed-by="listtab" fo:margin-left="1.1458in" fo:text-indent="-0.2777in"/>
        </style:list-level-properties>
      </text:list-level-style-number>
      <text:list-level-style-number text:level="2" style:num-suffix="." style:num-format="A" style:num-letter-sync="true">
        <style:list-level-properties text:space-before="1.1458in" text:min-label-width="0.2777in" text:list-level-position-and-space-mode="label-alignment">
          <style:list-level-label-alignment text:label-followed-by="listtab" fo:margin-left="1.4236in" fo:text-indent="-0.2777in"/>
        </style:list-level-properties>
      </text:list-level-style-number>
      <text:list-level-style-number text:level="3" style:num-suffix="." style:num-format="i">
        <style:list-level-properties fo:text-align="end" text:space-before="1.4236in" text:min-label-width="0.2777in" text:list-level-position-and-space-mode="label-alignment">
          <style:list-level-label-alignment text:label-followed-by="listtab" fo:margin-left="1.7013in" fo:text-indent="-0.2777in"/>
        </style:list-level-properties>
      </text:list-level-style-number>
      <text:list-level-style-number text:level="4" style:num-suffix="." style:num-format="1">
        <style:list-level-properties text:space-before="1.7013in" text:min-label-width="0.2777in" text:list-level-position-and-space-mode="label-alignment">
          <style:list-level-label-alignment text:label-followed-by="listtab" fo:margin-left="1.9791in" fo:text-indent="-0.2777in"/>
        </style:list-level-properties>
      </text:list-level-style-number>
      <text:list-level-style-number text:level="5" style:num-suffix="." style:num-format="A" style:num-letter-sync="true">
        <style:list-level-properties text:space-before="1.9791in" text:min-label-width="0.2777in" text:list-level-position-and-space-mode="label-alignment">
          <style:list-level-label-alignment text:label-followed-by="listtab" fo:margin-left="2.2569in" fo:text-indent="-0.2777in"/>
        </style:list-level-properties>
      </text:list-level-style-number>
      <text:list-level-style-number text:level="6" style:num-suffix="." style:num-format="i">
        <style:list-level-properties fo:text-align="end" text:space-before="2.2569in" text:min-label-width="0.2777in" text:list-level-position-and-space-mode="label-alignment">
          <style:list-level-label-alignment text:label-followed-by="listtab" fo:margin-left="2.5347in" fo:text-indent="-0.2777in"/>
        </style:list-level-properties>
      </text:list-level-style-number>
      <text:list-level-style-number text:level="7" style:num-suffix="." style:num-format="1">
        <style:list-level-properties text:space-before="2.5347in" text:min-label-width="0.2777in" text:list-level-position-and-space-mode="label-alignment">
          <style:list-level-label-alignment text:label-followed-by="listtab" fo:margin-left="2.8125in" fo:text-indent="-0.2777in"/>
        </style:list-level-properties>
      </text:list-level-style-number>
      <text:list-level-style-number text:level="8" style:num-suffix="." style:num-format="A" style:num-letter-sync="true">
        <style:list-level-properties text:space-before="2.8125in" text:min-label-width="0.2777in" text:list-level-position-and-space-mode="label-alignment">
          <style:list-level-label-alignment text:label-followed-by="listtab" fo:margin-left="3.0902in" fo:text-indent="-0.2777in"/>
        </style:list-level-properties>
      </text:list-level-style-number>
      <text:list-level-style-number text:level="9" style:num-suffix="." style:num-format="i">
        <style:list-level-properties fo:text-align="end" text:space-before="3.0902in" text:min-label-width="0.2777in" text:list-level-position-and-space-mode="label-alignment">
          <style:list-level-label-alignment text:label-followed-by="listtab" fo:margin-left="3.368in" fo:text-indent="-0.2777in"/>
        </style:list-level-properties>
      </text:list-level-style-number>
    </text:list-style>
    <text:list-style style:name="LFO5">
      <text:list-level-style-number text:level="1" style:num-suffix="." style:num-format="1">
        <style:list-level-properties text:space-before="0.868in" text:min-label-width="0.2777in" text:list-level-position-and-space-mode="label-alignment">
          <style:list-level-label-alignment text:label-followed-by="listtab" fo:margin-left="1.1458in" fo:text-indent="-0.2777in"/>
        </style:list-level-properties>
      </text:list-level-style-number>
      <text:list-level-style-number text:level="2" style:num-suffix="." style:num-format="A" style:num-letter-sync="true">
        <style:list-level-properties text:space-before="1.1458in" text:min-label-width="0.2777in" text:list-level-position-and-space-mode="label-alignment">
          <style:list-level-label-alignment text:label-followed-by="listtab" fo:margin-left="1.4236in" fo:text-indent="-0.2777in"/>
        </style:list-level-properties>
      </text:list-level-style-number>
      <text:list-level-style-number text:level="3" style:num-suffix="." style:num-format="i">
        <style:list-level-properties fo:text-align="end" text:space-before="1.4236in" text:min-label-width="0.2777in" text:list-level-position-and-space-mode="label-alignment">
          <style:list-level-label-alignment text:label-followed-by="listtab" fo:margin-left="1.7013in" fo:text-indent="-0.2777in"/>
        </style:list-level-properties>
      </text:list-level-style-number>
      <text:list-level-style-number text:level="4" style:num-suffix="." style:num-format="1">
        <style:list-level-properties text:space-before="1.7013in" text:min-label-width="0.2777in" text:list-level-position-and-space-mode="label-alignment">
          <style:list-level-label-alignment text:label-followed-by="listtab" fo:margin-left="1.9791in" fo:text-indent="-0.2777in"/>
        </style:list-level-properties>
      </text:list-level-style-number>
      <text:list-level-style-number text:level="5" style:num-suffix="." style:num-format="A" style:num-letter-sync="true">
        <style:list-level-properties text:space-before="1.9791in" text:min-label-width="0.2777in" text:list-level-position-and-space-mode="label-alignment">
          <style:list-level-label-alignment text:label-followed-by="listtab" fo:margin-left="2.2569in" fo:text-indent="-0.2777in"/>
        </style:list-level-properties>
      </text:list-level-style-number>
      <text:list-level-style-number text:level="6" style:num-suffix="." style:num-format="i">
        <style:list-level-properties fo:text-align="end" text:space-before="2.2569in" text:min-label-width="0.2777in" text:list-level-position-and-space-mode="label-alignment">
          <style:list-level-label-alignment text:label-followed-by="listtab" fo:margin-left="2.5347in" fo:text-indent="-0.2777in"/>
        </style:list-level-properties>
      </text:list-level-style-number>
      <text:list-level-style-number text:level="7" style:num-suffix="." style:num-format="1">
        <style:list-level-properties text:space-before="2.5347in" text:min-label-width="0.2777in" text:list-level-position-and-space-mode="label-alignment">
          <style:list-level-label-alignment text:label-followed-by="listtab" fo:margin-left="2.8125in" fo:text-indent="-0.2777in"/>
        </style:list-level-properties>
      </text:list-level-style-number>
      <text:list-level-style-number text:level="8" style:num-suffix="." style:num-format="A" style:num-letter-sync="true">
        <style:list-level-properties text:space-before="2.8125in" text:min-label-width="0.2777in" text:list-level-position-and-space-mode="label-alignment">
          <style:list-level-label-alignment text:label-followed-by="listtab" fo:margin-left="3.0902in" fo:text-indent="-0.2777in"/>
        </style:list-level-properties>
      </text:list-level-style-number>
      <text:list-level-style-number text:level="9" style:num-suffix="." style:num-format="i">
        <style:list-level-properties fo:text-align="end" text:space-before="3.0902in" text:min-label-width="0.2777in" text:list-level-position-and-space-mode="label-alignment">
          <style:list-level-label-alignment text:label-followed-by="listtab" fo:margin-left="3.368in" fo:text-indent="-0.2777in"/>
        </style:list-level-properties>
      </text:list-level-style-number>
    </text:list-style>
    <text:list-style style:name="LFO6">
      <text:list-level-style-number text:level="1" style:num-suffix="." style:num-format="1">
        <style:list-level-properties text:space-before="0.868in" text:min-label-width="0.2777in" text:list-level-position-and-space-mode="label-alignment">
          <style:list-level-label-alignment text:label-followed-by="listtab" fo:margin-left="1.1458in" fo:text-indent="-0.2777in"/>
        </style:list-level-properties>
      </text:list-level-style-number>
      <text:list-level-style-number text:level="2" style:num-suffix="." style:num-format="A" style:num-letter-sync="true">
        <style:list-level-properties text:space-before="1.1458in" text:min-label-width="0.2777in" text:list-level-position-and-space-mode="label-alignment">
          <style:list-level-label-alignment text:label-followed-by="listtab" fo:margin-left="1.4236in" fo:text-indent="-0.2777in"/>
        </style:list-level-properties>
      </text:list-level-style-number>
      <text:list-level-style-number text:level="3" style:num-suffix="." style:num-format="i">
        <style:list-level-properties fo:text-align="end" text:space-before="1.4236in" text:min-label-width="0.2777in" text:list-level-position-and-space-mode="label-alignment">
          <style:list-level-label-alignment text:label-followed-by="listtab" fo:margin-left="1.7013in" fo:text-indent="-0.2777in"/>
        </style:list-level-properties>
      </text:list-level-style-number>
      <text:list-level-style-number text:level="4" style:num-suffix="." style:num-format="1">
        <style:list-level-properties text:space-before="1.7013in" text:min-label-width="0.2777in" text:list-level-position-and-space-mode="label-alignment">
          <style:list-level-label-alignment text:label-followed-by="listtab" fo:margin-left="1.9791in" fo:text-indent="-0.2777in"/>
        </style:list-level-properties>
      </text:list-level-style-number>
      <text:list-level-style-number text:level="5" style:num-suffix="." style:num-format="A" style:num-letter-sync="true">
        <style:list-level-properties text:space-before="1.9791in" text:min-label-width="0.2777in" text:list-level-position-and-space-mode="label-alignment">
          <style:list-level-label-alignment text:label-followed-by="listtab" fo:margin-left="2.2569in" fo:text-indent="-0.2777in"/>
        </style:list-level-properties>
      </text:list-level-style-number>
      <text:list-level-style-number text:level="6" style:num-suffix="." style:num-format="i">
        <style:list-level-properties fo:text-align="end" text:space-before="2.2569in" text:min-label-width="0.2777in" text:list-level-position-and-space-mode="label-alignment">
          <style:list-level-label-alignment text:label-followed-by="listtab" fo:margin-left="2.5347in" fo:text-indent="-0.2777in"/>
        </style:list-level-properties>
      </text:list-level-style-number>
      <text:list-level-style-number text:level="7" style:num-suffix="." style:num-format="1">
        <style:list-level-properties text:space-before="2.5347in" text:min-label-width="0.2777in" text:list-level-position-and-space-mode="label-alignment">
          <style:list-level-label-alignment text:label-followed-by="listtab" fo:margin-left="2.8125in" fo:text-indent="-0.2777in"/>
        </style:list-level-properties>
      </text:list-level-style-number>
      <text:list-level-style-number text:level="8" style:num-suffix="." style:num-format="A" style:num-letter-sync="true">
        <style:list-level-properties text:space-before="2.8125in" text:min-label-width="0.2777in" text:list-level-position-and-space-mode="label-alignment">
          <style:list-level-label-alignment text:label-followed-by="listtab" fo:margin-left="3.0902in" fo:text-indent="-0.2777in"/>
        </style:list-level-properties>
      </text:list-level-style-number>
      <text:list-level-style-number text:level="9" style:num-suffix="." style:num-format="i">
        <style:list-level-properties fo:text-align="end" text:space-before="3.0902in" text:min-label-width="0.2777in" text:list-level-position-and-space-mode="label-alignment">
          <style:list-level-label-alignment text:label-followed-by="listtab" fo:margin-left="3.368in" fo:text-indent="-0.2777in"/>
        </style:list-level-properties>
      </text:list-level-style-number>
    </text:list-style>
    <style:style style:name="P1" style:parent-style-name="표준" style:master-page-name="MPF0" style:family="paragraph">
      <style:paragraph-properties fo:break-before="page" fo:line-height="250%" style:page-number="auto"/>
    </style:style>
    <style:style style:name="TableColumn3" style:family="table-column">
      <style:table-column-properties style:column-width="5.0062in"/>
    </style:style>
    <style:style style:name="Table2" style:family="table">
      <style:table-properties style:width="5.0062in" style:rel-width="80%" fo:margin-left="0in" table:align="left"/>
    </style:style>
    <style:style style:name="TableRow4" style:family="table-row">
      <style:table-row-properties/>
    </style:style>
    <style:style style:name="TableCell5" style:family="table-cell">
      <style:table-cell-properties fo:border-top="none" fo:border-left="0.0208in solid #000000" fo:border-bottom="none" fo:border-right="none" style:writing-mode="lr-tb" fo:padding-top="0.15in" fo:padding-left="0.0798in" fo:padding-bottom="0.15in" fo:padding-right="0.0798in"/>
    </style:style>
    <style:style style:name="P6" style:parent-style-name="간격없음" style:family="paragraph">
      <style:paragraph-properties fo:line-height="250%"/>
    </style:style>
    <style:style style:name="T7" style:parent-style-name="기본단락글꼴" style:family="text">
      <style:text-properties style:font-name="MS Mincho" style:font-name-asian="MS Mincho" fo:font-weight="bold" style:font-weight-asian="bold" fo:font-size="16pt" style:font-size-asian="16pt" style:font-size-complex="14pt"/>
    </style:style>
    <style:style style:name="TableRow8" style:family="table-row">
      <style:table-row-properties/>
    </style:style>
    <style:style style:name="TableCell9" style:family="table-cell">
      <style:table-cell-properties fo:border-top="none" fo:border-left="0.0208in solid #000000" fo:border-bottom="none" fo:border-right="none" style:writing-mode="lr-tb" fo:padding-top="0in" fo:padding-left="0.1in" fo:padding-bottom="0in" fo:padding-right="0.0798in"/>
    </style:style>
    <style:style style:name="P10" style:parent-style-name="간격없음" style:family="paragraph">
      <style:paragraph-properties fo:line-height="250%"/>
    </style:style>
    <style:style style:name="T11" style:parent-style-name="기본단락글꼴" style:family="text">
      <style:text-properties style:font-name="MS Mincho" style:font-name-asian="MS Mincho" style:font-name-complex="맑은 고딕" fo:font-weight="bold" style:font-weight-asian="bold" fo:font-size="48pt" style:font-size-asian="48pt" style:font-size-complex="44pt" style:language-asian="ja" style:country-asian="JP"/>
    </style:style>
    <style:style style:name="P12" style:parent-style-name="표준" style:family="paragraph">
      <style:text-properties text:display="none"/>
    </style:style>
    <style:style style:name="TableColumn14" style:family="table-column">
      <style:table-column-properties style:column-width="4.8354in"/>
    </style:style>
    <style:style style:name="Table13" style:family="table">
      <style:table-properties style:width="4.8354in" style:rel-width="77.14%" fo:margin-left="0in" table:align="left"/>
    </style:style>
    <style:style style:name="TableRow15" style:family="table-row">
      <style:table-row-properties/>
    </style:style>
    <style:style style:name="TableCell16" style:family="table-cell">
      <style:table-cell-properties fo:border="none" style:writing-mode="lr-tb" fo:padding-top="0.15in" fo:padding-left="0.0798in" fo:padding-bottom="0.15in" fo:padding-right="0.0798in"/>
    </style:style>
    <style:style style:name="P17" style:parent-style-name="간격없음" style:family="paragraph">
      <style:paragraph-properties fo:line-height="250%"/>
    </style:style>
    <style:style style:name="T18" style:parent-style-name="기본단락글꼴" style:family="text">
      <style:text-properties style:font-name="MS Mincho" style:font-name-asian="MS Mincho" fo:font-weight="bold" style:font-weight-asian="bold" fo:font-size="16pt" style:font-size-asian="16pt" style:font-size-complex="14pt" style:language-asian="ja" style:country-asian="JP"/>
    </style:style>
    <style:style style:name="T19" style:parent-style-name="기본단락글꼴" style:family="text">
      <style:text-properties style:font-name="MS Mincho" style:font-name-asian="MS Mincho" fo:font-weight="bold" style:font-weight-asian="bold" fo:font-size="16pt" style:font-size-asian="16pt" style:font-size-complex="14pt" style:language-asian="ja" style:country-asian="JP"/>
    </style:style>
    <style:style style:name="T20" style:parent-style-name="기본단락글꼴" style:family="text">
      <style:text-properties style:font-name="MS Mincho" style:font-name-asian="MS Mincho" style:font-name-complex="맑은 고딕" fo:font-weight="bold" style:font-weight-asian="bold" fo:font-size="16pt" style:font-size-asian="16pt" style:font-size-complex="14pt" style:language-asian="ja" style:country-asian="JP"/>
    </style:style>
    <style:style style:name="T21" style:parent-style-name="기본단락글꼴" style:family="text">
      <style:text-properties style:font-name="MS Mincho" style:font-name-asian="MS Mincho" fo:font-weight="bold" style:font-weight-asian="bold" fo:font-size="16pt" style:font-size-asian="16pt" style:font-size-complex="14pt" style:language-asian="ja" style:country-asian="JP"/>
    </style:style>
    <style:style style:name="T22" style:parent-style-name="기본단락글꼴" style:family="text">
      <style:text-properties style:font-name="MS Mincho" style:font-name-asian="MS Mincho" style:font-name-complex="MS Mincho" fo:font-weight="bold" style:font-weight-asian="bold" fo:font-size="16pt" style:font-size-asian="16pt" style:font-size-complex="14pt" style:language-asian="ja" style:country-asian="JP"/>
    </style:style>
    <style:style style:name="P23" style:parent-style-name="간격없음" style:family="paragraph">
      <style:paragraph-properties fo:line-height="250%"/>
    </style:style>
    <style:style style:name="T24" style:parent-style-name="기본단락글꼴" style:family="text">
      <style:text-properties style:font-name="MS Mincho" style:font-name-asian="바탕" fo:font-weight="bold" style:font-weight-asian="bold" fo:font-size="16pt" style:font-size-asian="16pt" style:font-size-complex="14pt"/>
    </style:style>
    <style:style style:name="P25" style:parent-style-name="간격없음" style:family="paragraph">
      <style:paragraph-properties fo:line-height="250%"/>
      <style:text-properties style:font-name="MS Mincho" style:font-name-asian="MS Mincho" fo:font-weight="bold" style:font-weight-asian="bold" fo:font-size="12pt" style:font-size-asian="12pt"/>
    </style:style>
    <style:style style:name="P26" style:parent-style-name="표준" style:family="paragraph">
      <style:paragraph-properties fo:widows="2" fo:orphans="2" fo:break-before="page" style:line-break="strict" style:text-autospace="ideograph-alpha" fo:text-align="start" fo:line-height="250%"/>
    </style:style>
    <style:style style:name="P27" style:parent-style-name="목록단락" style:list-style-name="LFO1" style:family="paragraph">
      <style:paragraph-properties fo:line-height="250%" fo:margin-left="0.5277in">
        <style:tab-stops/>
      </style:paragraph-properties>
      <style:text-properties style:font-name="MS Mincho" style:font-name-asian="MS Mincho" style:font-name-complex="바탕" fo:font-weight="bold" style:font-weight-asian="bold" fo:font-size="12pt" style:font-size-asian="12pt" style:language-asian="ja" style:country-asian="JP"/>
    </style:style>
    <style:style style:name="P28" style:parent-style-name="표준" style:family="paragraph">
      <style:paragraph-properties fo:line-height="250%" fo:margin-left="0.5277in">
        <style:tab-stops/>
      </style:paragraph-properties>
    </style:style>
    <style:style style:name="T29"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30"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31"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32" style:parent-style-name="기본단락글꼴" style:family="text">
      <style:text-properties style:font-name="MS Mincho" style:font-name-asian="MS Mincho" style:font-name-complex="바탕" fo:font-weight="bold" style:font-weight-asian="bold" fo:font-size="11pt" style:font-size-asian="11pt" style:language-asian="ja" style:country-asian="JP"/>
    </style:style>
    <style:style style:name="T33" style:parent-style-name="기본단락글꼴" style:family="text">
      <style:text-properties style:font-name="MS Mincho" style:font-name-asian="MS Mincho" style:font-name-complex="맑은 고딕" fo:font-weight="bold" style:font-weight-asian="bold" fo:font-size="11pt" style:font-size-asian="11pt" style:language-asian="ja" style:country-asian="JP"/>
    </style:style>
    <style:style style:name="T34" style:parent-style-name="기본단락글꼴" style:family="text">
      <style:text-properties style:font-name="MS Mincho" style:font-name-asian="MS Mincho" style:font-name-complex="바탕" fo:font-weight="bold" style:font-weight-asian="bold" fo:font-size="11pt" style:font-size-asian="11pt" style:language-asian="ja" style:country-asian="JP"/>
    </style:style>
    <style:style style:name="T35" style:parent-style-name="기본단락글꼴" style:family="text">
      <style:text-properties style:font-name="MS Mincho" style:font-name-asian="MS Mincho" style:font-name-complex="바탕" fo:font-weight="bold" style:font-weight-asian="bold" fo:font-size="11pt" style:font-size-asian="11pt" style:language-asian="ja" style:country-asian="JP"/>
    </style:style>
    <style:style style:name="T36" style:parent-style-name="기본단락글꼴" style:family="text">
      <style:text-properties style:font-name="MS Mincho" style:font-name-asian="MS Mincho" style:font-name-complex="바탕" fo:font-weight="bold" style:font-weight-asian="bold" fo:font-size="11pt" style:font-size-asian="11pt" style:language-asian="ja" style:country-asian="JP"/>
    </style:style>
    <style:style style:name="T37"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38"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39"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40" style:parent-style-name="기본단락글꼴" style:family="text">
      <style:text-properties style:font-name="MS Mincho" style:font-name-asian="MS Mincho" style:font-name-complex="맑은 고딕" fo:font-weight="bold" style:font-weight-asian="bold" fo:font-size="11pt" style:font-size-asian="11pt" style:language-asian="ja" style:country-asian="JP"/>
    </style:style>
    <style:style style:name="T41"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42"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43"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44"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45"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46"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47"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48"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49"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50"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51"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52"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53"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54"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55"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56"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57"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58"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59"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60"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61"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62"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63"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64"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65"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66"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67" style:parent-style-name="기본단락글꼴" style:family="text">
      <style:text-properties style:font-name="MS Mincho" style:font-name-asian="MS Mincho" fo:font-weight="bold" style:font-weight-asian="bold" fo:font-size="11pt" style:font-size-asian="11pt" style:language-asian="ja" style:country-asian="JP"/>
    </style:style>
    <style:style style:name="P68" style:parent-style-name="표준" style:family="paragraph">
      <style:paragraph-properties fo:line-height="250%" fo:margin-left="0.5555in">
        <style:tab-stops/>
      </style:paragraph-properties>
      <style:text-properties style:font-name="MS Mincho" style:font-name-asian="MS Mincho" fo:font-weight="bold" style:font-weight-asian="bold" fo:font-size="11pt" style:font-size-asian="11pt" style:language-asian="ja" style:country-asian="JP"/>
    </style:style>
    <style:style style:name="P69" style:parent-style-name="목록단락" style:list-style-name="LFO1" style:family="paragraph">
      <style:paragraph-properties fo:line-height="150%" fo:margin-left="0.5277in">
        <style:tab-stops/>
      </style:paragraph-properties>
      <style:text-properties style:font-name="MS Mincho" style:font-name-asian="MS Mincho" style:font-name-complex="바탕" fo:font-weight="bold" style:font-weight-asian="bold" fo:font-size="12pt" style:font-size-asian="12pt" style:language-asian="ja" style:country-asian="JP"/>
    </style:style>
    <style:style style:name="P70" style:parent-style-name="목록단락" style:list-style-name="LFO1" style:family="paragraph">
      <style:paragraph-properties fo:line-height="150%" fo:margin-left="0.8333in">
        <style:tab-stops/>
      </style:paragraph-properties>
    </style:style>
    <style:style style:name="T71" style:parent-style-name="기본단락글꼴" style:family="text">
      <style:text-properties style:font-name="MS Mincho" style:font-name-asian="MS Mincho" style:font-name-complex="바탕" fo:font-weight="bold" style:font-weight-asian="bold" fo:font-size="12pt" style:font-size-asian="12pt" style:language-asian="ja" style:country-asian="JP"/>
    </style:style>
    <style:style style:name="P72" style:parent-style-name="표준" style:family="paragraph">
      <style:paragraph-properties fo:line-height="250%" fo:margin-left="0.8333in">
        <style:tab-stops/>
      </style:paragraph-properties>
      <style:text-properties style:font-name="MS Mincho" style:font-name-asian="MS Mincho" fo:font-weight="bold" style:font-weight-asian="bold" fo:font-size="11pt" style:font-size-asian="11pt" style:language-asian="ja" style:country-asian="JP"/>
    </style:style>
    <style:style style:name="P73" style:parent-style-name="표준" style:family="paragraph">
      <style:paragraph-properties fo:line-height="250%" fo:margin-left="0.8333in">
        <style:tab-stops/>
      </style:paragraph-properties>
      <style:text-properties style:font-name="MS Mincho" style:font-name-asian="MS Mincho" fo:font-weight="bold" style:font-weight-asian="bold" fo:font-size="11pt" style:font-size-asian="11pt" style:language-asian="ja" style:country-asian="JP"/>
    </style:style>
    <style:style style:name="P74" style:parent-style-name="목록단락" style:list-style-name="LFO1" style:family="paragraph">
      <style:paragraph-properties fo:line-height="250%" fo:margin-left="0.8333in">
        <style:tab-stops/>
      </style:paragraph-properties>
    </style:style>
    <style:style style:name="T75" style:parent-style-name="기본단락글꼴" style:family="text">
      <style:text-properties style:font-name="MS Mincho" style:font-name-asian="MS Mincho" style:font-name-complex="바탕" fo:font-weight="bold" style:font-weight-asian="bold" fo:font-size="12pt" style:font-size-asian="12pt" style:language-asian="ja" style:country-asian="JP"/>
    </style:style>
    <style:style style:name="P76" style:parent-style-name="표준" style:family="paragraph">
      <style:paragraph-properties fo:line-height="250%" fo:margin-left="0.8333in">
        <style:tab-stops/>
      </style:paragraph-properties>
    </style:style>
    <style:style style:name="T77"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78"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79"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80"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81"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82"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83"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84"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85"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86"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87"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88" style:parent-style-name="기본단락글꼴" style:family="text">
      <style:text-properties style:font-name="MS Mincho" style:font-name-asian="MS Mincho" style:font-name-complex="맑은 고딕" fo:font-weight="bold" style:font-weight-asian="bold" fo:font-size="11pt" style:font-size-asian="11pt" style:language-asian="ja" style:country-asian="JP"/>
    </style:style>
    <style:style style:name="T89" style:parent-style-name="기본단락글꼴" style:family="text">
      <style:text-properties style:font-name="MS Mincho" style:font-name-asian="MS Mincho" style:font-name-complex="맑은 고딕" fo:font-weight="bold" style:font-weight-asian="bold" fo:font-size="11pt" style:font-size-asian="11pt" style:language-asian="ja" style:country-asian="JP"/>
    </style:style>
    <style:style style:name="T90" style:parent-style-name="기본단락글꼴" style:family="text">
      <style:text-properties style:font-name="MS Mincho" style:font-name-asian="MS Mincho" style:font-name-complex="맑은 고딕" fo:font-weight="bold" style:font-weight-asian="bold" fo:font-size="11pt" style:font-size-asian="11pt" style:language-asian="ja" style:country-asian="JP"/>
    </style:style>
    <style:style style:name="T91"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92"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93"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94"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95" style:parent-style-name="기본단락글꼴" style:family="text">
      <style:text-properties style:font-name="MS Mincho" style:font-name-asian="MS Mincho" fo:font-weight="bold" style:font-weight-asian="bold" fo:font-size="11pt" style:font-size-asian="11pt" style:language-asian="ja" style:country-asian="JP"/>
    </style:style>
    <style:style style:name="P96" style:parent-style-name="표준" style:family="paragraph">
      <style:paragraph-properties fo:line-height="250%" fo:margin-left="0.8333in">
        <style:tab-stops/>
      </style:paragraph-properties>
      <style:text-properties style:font-name="MS Mincho" style:font-name-asian="MS Mincho" fo:font-weight="bold" style:font-weight-asian="bold" fo:font-size="12pt" style:font-size-asian="12pt" style:language-asian="ja" style:country-asian="JP"/>
    </style:style>
    <style:style style:name="P97" style:parent-style-name="목록단락" style:list-style-name="LFO1" style:family="paragraph">
      <style:paragraph-properties fo:line-height="250%" fo:margin-left="0.5277in">
        <style:tab-stops/>
      </style:paragraph-properties>
      <style:text-properties style:font-name="MS Mincho" style:font-name-asian="MS Mincho" style:font-name-complex="바탕" fo:font-weight="bold" style:font-weight-asian="bold" fo:font-size="12pt" style:font-size-asian="12pt" style:language-asian="ja" style:country-asian="JP"/>
    </style:style>
    <style:style style:name="P98" style:parent-style-name="표준" style:family="paragraph">
      <style:paragraph-properties fo:line-height="250%" fo:margin-left="0.5277in">
        <style:tab-stops/>
      </style:paragraph-properties>
      <style:text-properties style:font-name="MS Mincho" style:font-name-asian="MS Mincho" fo:font-weight="bold" style:font-weight-asian="bold" fo:font-size="11pt" style:font-size-asian="11pt" style:language-asian="ja" style:country-asian="JP"/>
    </style:style>
    <style:style style:name="P99" style:parent-style-name="표준" style:family="paragraph">
      <style:paragraph-properties fo:line-height="250%" fo:margin-left="0.5277in">
        <style:tab-stops/>
      </style:paragraph-properties>
      <style:text-properties style:font-name="MS Mincho" style:font-name-asian="MS Mincho" fo:font-weight="bold" style:font-weight-asian="bold" fo:font-size="11pt" style:font-size-asian="11pt" style:language-asian="ja" style:country-asian="JP"/>
    </style:style>
    <style:style style:name="P100" style:parent-style-name="목록단락" style:list-style-name="LFO1" style:family="paragraph">
      <style:paragraph-properties fo:line-height="150%" fo:margin-left="0.5277in">
        <style:tab-stops/>
      </style:paragraph-properties>
      <style:text-properties style:font-name="MS Mincho" style:font-name-asian="MS Mincho" style:font-name-complex="바탕" fo:font-weight="bold" style:font-weight-asian="bold" fo:font-size="12pt" style:font-size-asian="12pt" style:language-asian="ja" style:country-asian="JP"/>
    </style:style>
    <style:style style:name="P101" style:parent-style-name="목록단락" style:list-style-name="LFO2" style:family="paragraph">
      <style:paragraph-properties fo:line-height="150%" fo:margin-left="0.8687in">
        <style:tab-stops/>
      </style:paragraph-properties>
    </style:style>
    <style:style style:name="T102" style:parent-style-name="기본단락글꼴" style:family="text">
      <style:text-properties style:font-name="MS Mincho" style:font-name-asian="MS Mincho" style:font-name-complex="바탕" fo:font-weight="bold" style:font-weight-asian="bold" fo:font-size="12pt" style:font-size-asian="12pt" style:language-asian="ja" style:country-asian="JP"/>
    </style:style>
    <style:style style:name="P103" style:parent-style-name="표준" style:family="paragraph">
      <style:paragraph-properties fo:line-height="250%" fo:margin-left="0.8333in">
        <style:tab-stops/>
      </style:paragraph-properties>
      <style:text-properties style:font-name="MS Mincho" style:font-name-asian="MS Mincho" fo:font-weight="bold" style:font-weight-asian="bold" fo:font-size="11pt" style:font-size-asian="11pt" style:language-asian="ja" style:country-asian="JP"/>
    </style:style>
    <style:style style:name="P104" style:parent-style-name="목록단락" style:list-style-name="LFO2" style:family="paragraph">
      <style:paragraph-properties fo:line-height="250%" fo:margin-left="0.8687in">
        <style:tab-stops/>
      </style:paragraph-properties>
    </style:style>
    <style:style style:name="T105" style:parent-style-name="기본단락글꼴" style:family="text">
      <style:text-properties style:font-name="MS Mincho" style:font-name-asian="MS Mincho" style:font-name-complex="바탕" fo:font-weight="bold" style:font-weight-asian="bold" fo:font-size="12pt" style:font-size-asian="12pt" style:language-asian="ja" style:country-asian="JP"/>
    </style:style>
    <style:style style:name="P106" style:parent-style-name="표준" style:family="paragraph">
      <style:paragraph-properties fo:line-height="250%" fo:margin-left="0.8687in">
        <style:tab-stops/>
      </style:paragraph-properties>
    </style:style>
    <style:style style:name="T107"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08"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09"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10"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11"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12"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13"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14"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15"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16"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17"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18"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19"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20"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21"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22"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23"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24"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25"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26"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27" style:parent-style-name="기본단락글꼴" style:family="text">
      <style:text-properties style:font-name="MS Mincho" style:font-name-asian="MS Mincho" fo:font-weight="bold" style:font-weight-asian="bold" fo:font-size="11pt" style:font-size-asian="11pt" style:language-asian="ja" style:country-asian="JP"/>
    </style:style>
    <style:style style:name="P128" style:parent-style-name="목록단락" style:list-style-name="LFO2" style:family="paragraph">
      <style:paragraph-properties fo:line-height="250%" fo:margin-left="0.8687in">
        <style:tab-stops/>
      </style:paragraph-properties>
    </style:style>
    <style:style style:name="T129" style:parent-style-name="기본단락글꼴" style:family="text">
      <style:text-properties style:font-name="MS Mincho" style:font-name-asian="MS Mincho" style:font-name-complex="바탕" fo:font-weight="bold" style:font-weight-asian="bold" fo:font-size="11pt" style:font-size-asian="11pt" style:language-asian="ja" style:country-asian="JP"/>
    </style:style>
    <style:style style:name="P130" style:parent-style-name="표준" style:family="paragraph">
      <style:paragraph-properties fo:line-height="250%" fo:margin-left="0.8687in">
        <style:tab-stops/>
      </style:paragraph-properties>
      <style:text-properties style:font-name="MS Mincho" style:font-name-asian="MS Mincho" fo:font-weight="bold" style:font-weight-asian="bold" fo:font-size="11pt" style:font-size-asian="11pt" style:language-asian="ja" style:country-asian="JP"/>
    </style:style>
    <style:style style:name="P131" style:parent-style-name="표준" style:family="paragraph">
      <style:paragraph-properties fo:line-height="250%" fo:margin-left="0.5902in">
        <style:tab-stops/>
      </style:paragraph-properties>
      <style:text-properties style:font-name="MS Mincho" style:font-name-asian="MS Mincho" fo:font-weight="bold" style:font-weight-asian="bold" fo:font-size="10.5pt" style:font-size-asian="10.5pt" style:language-asian="ja" style:country-asian="JP"/>
    </style:style>
    <style:style style:name="P132" style:parent-style-name="목록단락" style:list-style-name="LFO1" style:family="paragraph">
      <style:paragraph-properties fo:line-height="250%" fo:margin-left="0.5277in">
        <style:tab-stops/>
      </style:paragraph-properties>
    </style:style>
    <style:style style:name="T133" style:parent-style-name="기본단락글꼴" style:family="text">
      <style:text-properties style:font-name="MS Mincho" style:font-name-asian="MS Mincho" style:font-name-complex="바탕" fo:font-weight="bold" style:font-weight-asian="bold" fo:font-size="12pt" style:font-size-asian="12pt" style:language-asian="ja" style:country-asian="JP"/>
    </style:style>
    <style:style style:name="T134" style:parent-style-name="기본단락글꼴" style:family="text">
      <style:text-properties style:font-name="MS Mincho" style:font-name-asian="MS Mincho" style:font-name-complex="바탕" fo:font-weight="bold" style:font-weight-asian="bold" fo:font-size="12pt" style:font-size-asian="12pt" style:language-asian="ja" style:country-asian="JP"/>
    </style:style>
    <style:style style:name="T135" style:parent-style-name="기본단락글꼴" style:family="text">
      <style:text-properties style:font-name="MS Mincho" style:font-name-asian="MS Mincho" style:font-name-complex="바탕" fo:font-weight="bold" style:font-weight-asian="bold" fo:font-size="12pt" style:font-size-asian="12pt" style:language-asian="ja" style:country-asian="JP"/>
    </style:style>
    <style:style style:name="T136" style:parent-style-name="기본단락글꼴" style:family="text">
      <style:text-properties style:font-name="MS Mincho" style:font-name-asian="MS Mincho" style:font-name-complex="바탕" fo:font-weight="bold" style:font-weight-asian="bold" fo:font-size="12pt" style:font-size-asian="12pt" style:language-asian="ja" style:country-asian="JP"/>
    </style:style>
    <style:style style:name="T137" style:parent-style-name="기본단락글꼴" style:family="text">
      <style:text-properties style:font-name="MS Mincho" style:font-name-asian="MS Mincho" style:font-name-complex="바탕" fo:font-weight="bold" style:font-weight-asian="bold" fo:font-size="12pt" style:font-size-asian="12pt" style:language-asian="ja" style:country-asian="JP"/>
    </style:style>
    <style:style style:name="P138" style:parent-style-name="표준" style:family="paragraph">
      <style:paragraph-properties fo:line-height="250%" fo:margin-left="0.5555in">
        <style:tab-stops/>
      </style:paragraph-properties>
    </style:style>
    <style:style style:name="T139"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40"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41"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42"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43"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44"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45" style:parent-style-name="기본단락글꼴" style:family="text">
      <style:text-properties style:font-name="MS Mincho" style:font-name-asian="MS Mincho" style:font-name-complex="맑은 고딕" fo:font-weight="bold" style:font-weight-asian="bold" fo:font-size="11pt" style:font-size-asian="11pt" style:language-asian="ja" style:country-asian="JP"/>
    </style:style>
    <style:style style:name="T146"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47"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48"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49"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50"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51"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52"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53"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54"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55"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56"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57"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58"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59"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60"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61"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62"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63" style:parent-style-name="기본단락글꼴" style:family="text">
      <style:text-properties style:font-name="MS Mincho" style:font-name-asian="MS Mincho" style:font-name-complex="맑은 고딕" fo:font-weight="bold" style:font-weight-asian="bold" fo:font-size="11pt" style:font-size-asian="11pt" style:language-asian="ja" style:country-asian="JP"/>
    </style:style>
    <style:style style:name="T164"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65"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66"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67"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68"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69"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70"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71"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72"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73"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74"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75"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76"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77"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78"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79"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80"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81" style:parent-style-name="기본단락글꼴" style:family="text">
      <style:text-properties style:font-name="MS Mincho" style:font-name-asian="MS Mincho" fo:font-weight="bold" style:font-weight-asian="bold" fo:font-size="11pt" style:font-size-asian="11pt" style:language-asian="ja" style:country-asian="JP"/>
    </style:style>
    <style:style style:name="P182" style:parent-style-name="목록단락" style:family="paragraph">
      <style:paragraph-properties fo:line-height="250%" fo:margin-left="0.5277in">
        <style:tab-stops/>
      </style:paragraph-properties>
      <style:text-properties style:font-name="MS Mincho" style:font-name-asian="MS Mincho" fo:font-weight="bold" style:font-weight-asian="bold" fo:font-size="10.5pt" style:font-size-asian="10.5pt" style:language-asian="ja" style:country-asian="JP"/>
    </style:style>
    <style:style style:name="P183" style:parent-style-name="목록단락" style:family="paragraph">
      <style:paragraph-properties fo:line-height="250%" fo:margin-left="0.5277in">
        <style:tab-stops/>
      </style:paragraph-properties>
      <style:text-properties style:font-name="MS Mincho" style:font-name-asian="MS Mincho" fo:font-weight="bold" style:font-weight-asian="bold" fo:font-size="10.5pt" style:font-size-asian="10.5pt" style:language-asian="ja" style:country-asian="JP"/>
    </style:style>
    <style:style style:name="P184" style:parent-style-name="목록단락" style:family="paragraph">
      <style:paragraph-properties fo:line-height="250%" fo:margin-left="0.5277in">
        <style:tab-stops/>
      </style:paragraph-properties>
      <style:text-properties style:font-name="MS Mincho" style:font-name-asian="MS Mincho" fo:font-weight="bold" style:font-weight-asian="bold" fo:font-size="10.5pt" style:font-size-asian="10.5pt" style:language-asian="ja" style:country-asian="JP"/>
    </style:style>
    <style:style style:name="P185" style:parent-style-name="목록단락" style:list-style-name="LFO1" style:family="paragraph">
      <style:paragraph-properties fo:line-height="150%" fo:margin-left="0.5277in">
        <style:tab-stops/>
      </style:paragraph-properties>
      <style:text-properties style:font-name="MS Mincho" style:font-name-asian="MS Mincho" style:font-name-complex="바탕" fo:font-weight="bold" style:font-weight-asian="bold" fo:font-size="12pt" style:font-size-asian="12pt" style:language-asian="ja" style:country-asian="JP"/>
    </style:style>
    <style:style style:name="P186" style:parent-style-name="목록단락" style:list-style-name="LFO2" style:family="paragraph">
      <style:paragraph-properties fo:line-height="150%" fo:margin-left="0.8687in">
        <style:tab-stops/>
      </style:paragraph-properties>
    </style:style>
    <style:style style:name="T187"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88" style:parent-style-name="기본단락글꼴" style:family="text">
      <style:text-properties style:font-name="MS Mincho" style:font-name-asian="MS Mincho" fo:font-weight="bold" style:font-weight-asian="bold" fo:font-size="11pt" style:font-size-asian="11pt" style:language-asian="ja" style:country-asian="JP"/>
    </style:style>
    <style:style style:name="P189" style:parent-style-name="목록단락" style:family="paragraph">
      <style:paragraph-properties fo:line-height="250%" fo:margin-left="0.8687in">
        <style:tab-stops/>
      </style:paragraph-properties>
      <style:text-properties style:font-name="MS Mincho" style:font-name-asian="MS Mincho" fo:font-weight="bold" style:font-weight-asian="bold" fo:font-size="11pt" style:font-size-asian="11pt" style:language-asian="ja" style:country-asian="JP"/>
    </style:style>
    <style:style style:name="P190" style:parent-style-name="목록단락" style:list-style-name="LFO2" style:family="paragraph">
      <style:paragraph-properties fo:line-height="250%" fo:margin-left="0.8687in">
        <style:tab-stops/>
      </style:paragraph-properties>
    </style:style>
    <style:style style:name="T191"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192" style:parent-style-name="기본단락글꼴" style:family="text">
      <style:text-properties style:font-name="MS Mincho" style:font-name-asian="MS Mincho" fo:font-weight="bold" style:font-weight-asian="bold" fo:font-size="11pt" style:font-size-asian="11pt" style:language-asian="ja" style:country-asian="JP"/>
    </style:style>
    <style:style style:name="P193" style:parent-style-name="목록단락" style:family="paragraph">
      <style:paragraph-properties fo:line-height="250%" fo:margin-left="0.8687in">
        <style:tab-stops/>
      </style:paragraph-properties>
      <style:text-properties style:font-name="MS Mincho" style:font-name-asian="MS Mincho" fo:font-weight="bold" style:font-weight-asian="bold" fo:font-size="11pt" style:font-size-asian="11pt" style:language-asian="ja" style:country-asian="JP"/>
    </style:style>
    <style:style style:name="P194" style:parent-style-name="목록단락" style:family="paragraph">
      <style:paragraph-properties fo:line-height="250%" fo:margin-left="0.8687in">
        <style:tab-stops/>
      </style:paragraph-properties>
      <style:text-properties style:font-name="MS Mincho" style:font-name-asian="MS Mincho" fo:font-weight="bold" style:font-weight-asian="bold" fo:font-size="10.5pt" style:font-size-asian="10.5pt" style:language-asian="ja" style:country-asian="JP"/>
    </style:style>
    <style:style style:name="P195" style:parent-style-name="목록단락" style:list-style-name="LFO1" style:family="paragraph">
      <style:paragraph-properties fo:line-height="150%" fo:margin-left="0.5277in">
        <style:tab-stops/>
      </style:paragraph-properties>
      <style:text-properties style:font-name="MS Mincho" style:font-name-asian="MS Mincho" style:font-name-complex="바탕" fo:font-weight="bold" style:font-weight-asian="bold" fo:font-size="12pt" style:font-size-asian="12pt" style:language-asian="ja" style:country-asian="JP"/>
    </style:style>
    <style:style style:name="P196" style:parent-style-name="목록단락" style:list-style-name="LFO1" style:family="paragraph">
      <style:paragraph-properties fo:line-height="150%" fo:margin-left="0.8333in">
        <style:tab-stops/>
      </style:paragraph-properties>
      <style:text-properties style:font-name="MS Mincho" style:font-name-asian="MS Mincho" fo:font-weight="bold" style:font-weight-asian="bold" fo:font-size="10.5pt" style:font-size-asian="10.5pt"/>
    </style:style>
    <style:style style:name="P197" style:parent-style-name="목록단락" style:family="paragraph">
      <style:paragraph-properties fo:line-height="250%" fo:margin-left="0.8687in">
        <style:tab-stops/>
      </style:paragraph-properties>
      <style:text-properties style:font-name="MS Mincho" style:font-name-asian="MS Mincho" fo:font-weight="bold" style:font-weight-asian="bold" fo:font-size="11pt" style:font-size-asian="11pt" style:language-asian="ja" style:country-asian="JP"/>
    </style:style>
    <style:style style:name="P198" style:parent-style-name="목록단락" style:list-style-name="LFO1" style:family="paragraph">
      <style:paragraph-properties fo:line-height="250%" fo:margin-left="0.8333in">
        <style:tab-stops/>
      </style:paragraph-properties>
    </style:style>
    <style:style style:name="T199" style:parent-style-name="기본단락글꼴" style:family="text">
      <style:text-properties style:font-name="MS Mincho" style:font-name-asian="MS Mincho" fo:font-weight="bold" style:font-weight-asian="bold" fo:font-size="10.5pt" style:font-size-asian="10.5pt"/>
    </style:style>
    <style:style style:name="P200" style:parent-style-name="목록단락" style:family="paragraph">
      <style:paragraph-properties fo:line-height="250%" fo:margin-left="0.8687in">
        <style:tab-stops/>
      </style:paragraph-properties>
      <style:text-properties style:font-name="MS Mincho" style:font-name-asian="MS Mincho" fo:font-weight="bold" style:font-weight-asian="bold" fo:font-size="11pt" style:font-size-asian="11pt" style:language-asian="ja" style:country-asian="JP"/>
    </style:style>
    <style:style style:name="P201" style:parent-style-name="목록단락" style:list-style-name="LFO1" style:family="paragraph">
      <style:paragraph-properties fo:line-height="250%" fo:margin-left="0.8333in">
        <style:tab-stops/>
      </style:paragraph-properties>
      <style:text-properties style:font-name="MS Mincho" style:font-name-asian="MS Mincho" fo:font-weight="bold" style:font-weight-asian="bold" fo:font-size="10.5pt" style:font-size-asian="10.5pt"/>
    </style:style>
    <style:style style:name="P202" style:parent-style-name="목록단락" style:family="paragraph">
      <style:paragraph-properties fo:line-height="250%" fo:margin-left="0.8687in">
        <style:tab-stops/>
      </style:paragraph-properties>
    </style:style>
    <style:style style:name="T203"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204" style:parent-style-name="기본단락글꼴" style:family="text">
      <style:text-properties style:font-name="맑은 고딕" style:font-name-asian="MS Mincho" style:font-name-complex="맑은 고딕" fo:font-weight="bold" style:font-weight-asian="bold" fo:font-size="11pt" style:font-size-asian="11pt" style:language-asian="ja" style:country-asian="JP"/>
    </style:style>
    <style:style style:name="T205"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206" style:parent-style-name="기본단락글꼴" style:family="text">
      <style:text-properties style:font-name="맑은 고딕" style:font-name-asian="MS Mincho" style:font-name-complex="맑은 고딕" fo:font-weight="bold" style:font-weight-asian="bold" fo:font-size="11pt" style:font-size-asian="11pt" style:language-asian="ja" style:country-asian="JP"/>
    </style:style>
    <style:style style:name="T207"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208" style:parent-style-name="기본단락글꼴" style:family="text">
      <style:text-properties style:font-name="맑은 고딕" style:font-name-asian="MS Mincho" style:font-name-complex="맑은 고딕" fo:font-weight="bold" style:font-weight-asian="bold" fo:font-size="11pt" style:font-size-asian="11pt" style:language-asian="ja" style:country-asian="JP"/>
    </style:style>
    <style:style style:name="T209"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210"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211" style:parent-style-name="기본단락글꼴" style:family="text">
      <style:text-properties style:font-name="MS Mincho" style:font-name-asian="MS Mincho" fo:font-weight="bold" style:font-weight-asian="bold" fo:font-size="11pt" style:font-size-asian="11pt" style:language-asian="ja" style:country-asian="JP"/>
    </style:style>
    <style:style style:name="T212" style:parent-style-name="기본단락글꼴" style:family="text">
      <style:text-properties style:font-name="MS Mincho" style:font-name-asian="MS Mincho" fo:font-weight="bold" style:font-weight-asian="bold" fo:font-size="11pt" style:font-size-asian="11pt" style:language-asian="ja" style:country-asian="JP"/>
    </style:style>
    <style:style style:name="P213" style:parent-style-name="표준" style:family="paragraph">
      <style:paragraph-properties fo:line-height="250%" fo:margin-left="0.8333in">
        <style:tab-stops/>
      </style:paragraph-properties>
      <style:text-properties style:font-name="MS Mincho" style:font-name-asian="MS Mincho" fo:font-weight="bold" style:font-weight-asian="bold" fo:font-size="10.5pt" style:font-size-asian="10.5pt" style:language-asian="ja" style:country-asian="JP"/>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P6"><text:span text:style-name="T7">SCITMaster</text:span></text:p>
          </table:table-cell>
        </table:table-row>
        <table:table-row table:style-name="TableRow8">
          <table:table-cell table:style-name="TableCell9">
            <text:p text:style-name="P10"><text:span text:style-name="T11">自己分析</text:span></text:p>
          </table:table-cell>
        </table:table-row>
      </table:table>
      <text:p text:style-name="P12"/>
      <table:table table:style-name="Table13">
        <table:table-columns>
          <table:table-column table:style-name="TableColumn14"/>
        </table:table-columns>
        <table:table-row table:style-name="TableRow15">
          <table:table-cell table:style-name="TableCell16">
            <text:p text:style-name="P17"><text:span text:style-name="T18">３３期</text:span><text:span text:style-name="T19"><text:s/>D</text:span><text:span text:style-name="T20">クラス</text:span><text:span text:style-name="T21"><text:s/></text:span><text:span text:style-name="T22">オ・ハラ</text:span></text:p>
            <text:p text:style-name="P23"><text:span text:style-name="T24">2017-8-28</text:span></text:p>
            <text:p text:style-name="P25"/>
          </table:table-cell>
        </table:table-row>
      </table:table>
      <text:p text:style-name="P26"/>
      <text:soft-page-break/>
      <text:list text:style-name="LFO1" text:continue-numbering="true">
        <text:list-item>
          <text:p text:style-name="P27">自己PR</text:p>
        </text:list-item>
      </text:list>
      <text:p text:style-name="P28"><text:span text:style-name="T29">私は</text:span><text:span text:style-name="T30">自分で十分に考えて</text:span><text:span text:style-name="T31">決めたこと</text:span><text:span text:style-name="T32">をすぐに行動</text:span><text:span text:style-name="T33">にうつす「</text:span><text:span text:style-name="T34">行動力</text:span><text:span text:style-name="T35">」</text:span><text:span text:style-name="T36">が私の強みだと思います。</text:span><text:span text:style-name="T37">例えば、私は2年間、大学院に進学するために融合情報通信研究室で学部インターンをし</text:span><text:span text:style-name="T38">まし</text:span><text:span text:style-name="T39">たが、学問的な研究よりも</text:span><text:span text:style-name="T40">実践</text:span><text:span text:style-name="T41">を</text:span><text:span text:style-name="T42">する方</text:span><text:span text:style-name="T43">が</text:span><text:span text:style-name="T44">自分に</text:span><text:span text:style-name="T45">合</text:span><text:span text:style-name="T46">っている</text:span><text:span text:style-name="T47">と感じました。大学院に進学するために</text:span><text:span text:style-name="T48">取り組んだ</text:span><text:span text:style-name="T49">ことを</text:span><text:span text:style-name="T50">やめてしまう</text:span><text:span text:style-name="T51">こと</text:span><text:span text:style-name="T52">は</text:span><text:span text:style-name="T53">残念でしたが、日本に就職したいと</text:span><text:span text:style-name="T54">自分で決めた</text:span><text:span text:style-name="T55">のでSCITマスター課程に入って</text:span><text:span text:style-name="T56">勉強を始めました。</text:span><text:span text:style-name="T57">その過程で両親</text:span><text:span text:style-name="T58">は私が</text:span><text:span text:style-name="T59">海外</text:span><text:span text:style-name="T60">に</text:span><text:span text:style-name="T61">就職することについて</text:span><text:span text:style-name="T62">とても</text:span><text:span text:style-name="T63">反対しました。しかし、私がIT分野</text:span><text:span text:style-name="T64">に対して</text:span><text:span text:style-name="T65">持っている情熱と、今後ネットワーク専門家になるために立てた未来計画について</text:span><text:span text:style-name="T66">何度も何度も説明して</text:span><text:span text:style-name="T67">、両親の理解を得ました。それで今のように日本就職のために一生懸命に努力できるようになりました。</text:span></text:p>
      <text:p text:style-name="P68"/>
      <text:list text:style-name="LFO1" text:continue-numbering="true">
        <text:list-item>
          <text:p text:style-name="P69">長所と短所</text:p>
          <text:list text:continue-numbering="true">
            <text:list-item>
              <text:p text:style-name="P70"><text:span text:style-name="T71">長所</text:span></text:p>
            </text:list-item>
          </text:list>
        </text:list-item>
      </text:list>
      <text:p text:style-name="P72">私の長所は自分が正しいと思っていることを守るために行動して努力する点です。例えばゴミを勝手に道に捨てないこと、信号無視や斜め横断をしないことなど、当たり前のことなのになかなか守れない公衆道徳や、他の人の悪口や陰口を言わないこと、違法だったり反則だったりすることは絶対にしないことなどがあります。私は私の長所を活かして私がIT分野で実現したいと思うことを達成するために行動し、努力したいです。</text:p>
      <text:p text:style-name="P73"/>
      <text:soft-page-break/>
      <text:list text:style-name="LFO1" text:continue-numbering="true">
        <text:list-item>
          <text:list>
            <text:list-item>
              <text:p text:style-name="P74"><text:span text:style-name="T75">短所</text:span></text:p>
            </text:list-item>
          </text:list>
        </text:list-item>
      </text:list>
      <text:p text:style-name="P76"><text:span text:style-name="T77">私の短所は</text:span><text:span text:style-name="T78">、</text:span><text:span text:style-name="T79">計画がなければ怠惰になるという点です。大学2年生の夏休みのときに</text:span><text:span text:style-name="T80">は</text:span><text:span text:style-name="T81">、何の計画</text:span><text:span text:style-name="T82">も立てずにいて、</text:span><text:span text:style-name="T83">立ててないから休みの間ずっと家で遊んでいました。私は</text:span><text:span text:style-name="T84">今は自分の</text:span><text:span text:style-name="T85">短所をよく</text:span><text:span text:style-name="T86">分かっているので</text:span><text:span text:style-name="T87">、</text:span><text:span text:style-name="T88">それ以</text:span><text:span text:style-name="T89">降</text:span><text:span text:style-name="T90">は</text:span><text:span text:style-name="T91">常に計画を立てて、自ら立てた計画を守るために努力し</text:span><text:span text:style-name="T92">ています</text:span><text:span text:style-name="T93">。これからも怠けないように自ら警戒</text:span><text:span text:style-name="T94">していきたいです</text:span><text:span text:style-name="T95">。</text:span></text:p>
      <text:p text:style-name="P96"/>
      <text:list text:style-name="LFO1" text:continue-numbering="true">
        <text:list-item>
          <text:p text:style-name="P97">日本で就職したい理由</text:p>
        </text:list-item>
      </text:list>
      <text:p text:style-name="P98">私は大学生の時に、融合情報通信研究室で学部インターンをしながら、可視光通信について研究をしていました。<text:s/>研究の<text:s/>ための資料を探していた際には、日本で書かれた資料も読みましたが、日本の資料は光を利用した通信をどのような分野に活用するかについて具体的にアプローチしていました。私は、日本企業が光を利用した新たな無線通信技術に関心を持っていること、そして積極的にどのようにこの技術を活用するのか、様々な案を披露するのが印象深かったです。また、技術発展を主導的に進化貸せるために多くの日本企業が技術の標準化に参加する姿、そして通信分野以外にもロボット分野のようなまだ商用化が困難な分野であるにもかかわらず着実に投資する姿に感動を受けました。それで、これから私が技術発展を主導していく立場になるために、日本で働きたいと思いました。<text:s/></text:p>
      <text:p text:style-name="P99"/>
      <text:soft-page-break/>
      <text:list text:style-name="LFO1" text:continue-numbering="true">
        <text:list-item>
          <text:p text:style-name="P100">趣味、特技、ストレス解消法</text:p>
        </text:list-item>
      </text:list>
      <text:list text:style-name="LFO2" text:continue-numbering="true">
        <text:list-item>
          <text:p text:style-name="P101"><text:span text:style-name="T102">趣味</text:span></text:p>
        </text:list-item>
      </text:list>
      <text:p text:style-name="P103">私の趣味は旅行をすることです。初めて旅行に行った時は準備が足りなくて突発的な状況に対処できず、一緒に旅行に行った友達がみんな満足するコースを定めるのも難しかったです。しかし、その時のつらかった経験のおかげで、次の旅行からは自分だけで全て背負うのをやめて他の友達と役割を分け、各自の役割を忠実に遂行するようになりました。また、互いに満足できる旅行のために何でも話し合うようになりました。<text:s/>私は旅行をすることで日常では経験できないことや、様々な人や文化に出会った経験が自分に良い影響として残るので、旅行が好きです。</text:p>
      <text:list text:style-name="LFO2" text:continue-numbering="true">
        <text:list-item>
          <text:p text:style-name="P104"><text:span text:style-name="T105">特技</text:span></text:p>
        </text:list-item>
      </text:list>
      <text:p text:style-name="P106"><text:span text:style-name="T107">私の特技はポジティブに考えることです。私は</text:span><text:span text:style-name="T108">「</text:span><text:span text:style-name="T109">人間万事塞翁が馬</text:span><text:span text:style-name="T110">」</text:span><text:span text:style-name="T111">という言葉のように</text:span><text:span text:style-name="T112">どんな辛いことがあっても必ずよいことに転じる</text:span><text:span text:style-name="T113">と思う</text:span><text:span text:style-name="T114">ので、</text:span><text:span text:style-name="T115">打ち勝つ</text:span><text:span text:style-name="T116">ことができます。それで</text:span><text:span text:style-name="T117">どんな時も自分の</text:span><text:span text:style-name="T118">選択に後悔</text:span><text:span text:style-name="T119">せず</text:span><text:span text:style-name="T120">、</text:span><text:span text:style-name="T121">悪いことがいい</text:span><text:span text:style-name="T122">こと</text:span><text:span text:style-name="T123">に</text:span><text:span text:style-name="T124">転じた</text:span><text:span text:style-name="T125">時、いつも私が</text:span><text:span text:style-name="T126">それを受け止められる</text:span><text:span text:style-name="T127">準備していられるように努力します。</text:span></text:p>
      <text:list text:style-name="LFO2" text:continue-numbering="true">
        <text:list-item>
          <text:p text:style-name="P128"><text:span text:style-name="T129">ストレス解消法</text:span></text:p>
        </text:list-item>
      </text:list>
      <text:p text:style-name="P130">私は他の人を応援してその人がうまくいく姿を見ることでストレスが解消できます。私が今応援している人はあるアイドルとプロゲーマーです。私が応援している人たちが喜んで、自分の分野で努力してうまくいっている姿を見ると、<text:soft-page-break/>大きな満足感を覚えます。そして自分自身も私が応援する人たちのように努力したいと思います。</text:p>
      <text:p text:style-name="P131"/>
      <text:list text:style-name="LFO1" text:continue-numbering="true">
        <text:list-item>
          <text:p text:style-name="P132"><text:span text:style-name="T133">どうしてソ</text:span><text:span text:style-name="T134">フ</text:span><text:span text:style-name="T135">トウェア分野に進出しよう</text:span><text:span text:style-name="T136">と</text:span><text:span text:style-name="T137">しているのか。</text:span></text:p>
        </text:list-item>
      </text:list>
      <text:p text:style-name="P138"><text:span text:style-name="T139">私は幼い頃から</text:span><text:span text:style-name="T140">自分の</text:span><text:span text:style-name="T141">未来の姿を想像するのが好きで、</text:span><text:span text:style-name="T142">また、</text:span><text:span text:style-name="T143">想像した未来の姿</text:span><text:span text:style-name="T144">に</text:span><text:span text:style-name="T145">近づくこと</text:span><text:span text:style-name="T146">を夢見てきました。そして大学生の時マインクレ</text:span><text:span text:style-name="T147">フ</text:span><text:span text:style-name="T148">トゥというオープンソースゲームで他のユーザーが</text:span><text:span text:style-name="T149">独自の世界を構築し</text:span><text:span text:style-name="T150">、実装する</text:span><text:span text:style-name="T151">様子</text:span><text:span text:style-name="T152">を見ました。</text:span><text:span text:style-name="T153">そして</text:span><text:span text:style-name="T154">私も</text:span><text:span text:style-name="T155">「</text:span><text:span text:style-name="T156">私が</text:span><text:span text:style-name="T157">考えて</text:span><text:span text:style-name="T158">いる</text:span><text:span text:style-name="T159">世界</text:span><text:span text:style-name="T160">を実装したい</text:span><text:span text:style-name="T161">」</text:span><text:span text:style-name="T162">と思ってソフトウェア分野に関心が生じました。それで学校で関連学科を探してみており、融合ソフトウェア学を複数専攻</text:span><text:span text:style-name="T163">として、選択しました</text:span><text:span text:style-name="T164">。</text:span><text:span text:style-name="T165">新しいものを学ぶ度に、習った知識で自分が必要なものを自ら設計して実現し、具現</text:span><text:span text:style-name="T166">化</text:span><text:span text:style-name="T167">が成功するたびに大きな達成感を味わいました。</text:span><text:span text:style-name="T168">そちて、</text:span><text:span text:style-name="T169">特に専攻授業を通じて</text:span><text:span text:style-name="T170">、</text:span><text:span text:style-name="T171">あらゆるモノがインターネットに接続され、離れていても家のなかの機器を操縦するなどの</text:span><text:span text:style-name="T172">ぼんやりと</text:span><text:span text:style-name="T173">想像</text:span><text:span text:style-name="T174">し</text:span><text:span text:style-name="T175">た</text:span><text:span text:style-name="T176">こと</text:span><text:span text:style-name="T177">を実現するソフトウェア分野の無限</text:span><text:span text:style-name="T178">の</text:span><text:span text:style-name="T179">可能性を見ました。それで私は、ソフトウェア分野でも、</text:span><text:span text:style-name="T180">他のあらゆる技術とも</text:span><text:span text:style-name="T181">融合できるネットワーク分野に進出して技術の発展を主導したいです。</text:span></text:p>
      <text:p text:style-name="P182"/>
      <text:p text:style-name="P183"/>
      <text:p text:style-name="P184"/>
      <text:soft-page-break/>
      <text:list text:style-name="LFO1" text:continue-numbering="true">
        <text:list-item>
          <text:p text:style-name="P185">キャリアプラン</text:p>
        </text:list-item>
      </text:list>
      <text:list text:style-name="LFO2" text:continue-numbering="true">
        <text:list-item>
          <text:p text:style-name="P186"><text:span text:style-name="T187">5</text:span><text:span text:style-name="T188">年後</text:span></text:p>
        </text:list-item>
      </text:list>
      <text:p text:style-name="P189">5年後には無線通信分野関連の核心技術を正確に理解し、CCNP資格証を取得して、最新技術に遅れないように地道に勉強したいと思います。そして、LINUXを勉強してOSに対する高い理解度を持っているはずです。それで私が持っている技術力をもとに、どのような機器や通信技術にも同様にサービスできるプログラムを開発したいと思います。また、さらに多くの例外的状況を考慮して今後の拡張される可能性を考えられる開発者になっていたいです。</text:p>
      <text:list text:style-name="LFO2" text:continue-numbering="true">
        <text:list-item>
          <text:p text:style-name="P190"><text:span text:style-name="T191">10</text:span><text:span text:style-name="T192">年後</text:span></text:p>
        </text:list-item>
      </text:list>
      <text:p text:style-name="P193">10年後にはネットワーク関連資格証ではCCIE資格証を取得します。また、プログラマーとして他のプログラマーたちのミスを軽減することができる能力を備えて会社の主要プロジェクトを主導しているはずです。最新技術も根気強く勉強して、社会のニーズに合わせて変化を導く人になり、名前を聞けば同じ業界にいる人なら誰でも知っているプログラマーになっていたいと思います。</text:p>
      <text:p text:style-name="P194"/>
      <text:list text:style-name="LFO1" text:continue-numbering="true">
        <text:list-item>
          <text:p text:style-name="P195">SCHについて。</text:p>
          <text:list text:continue-numbering="true">
            <text:list-item>
              <text:p text:style-name="P196">Should</text:p>
            </text:list-item>
          </text:list>
        </text:list-item>
      </text:list>
      <text:p text:style-name="P197">私はまだ会社で働いた経歴がないので会社でどのように業務が処理されるか、どのような仕事をしているかよく分かりません。それで、会社で同僚と活発な意思疎通ができるように、日本語をもっと一生懸命勉強して、自分が担当する業務についての把握を確実にできるように基本知識を整えておきたいです。</text:p>
      <text:soft-page-break/>
      <text:list text:style-name="LFO1" text:continue-numbering="true">
        <text:list-item>
          <text:list>
            <text:list-item>
              <text:p text:style-name="P198"><text:span text:style-name="T199">Can</text:span></text:p>
            </text:list-item>
          </text:list>
        </text:list-item>
      </text:list>
      <text:p text:style-name="P200">私は融合情報通信研究室で英語で論文を作成した経験があります。私は論文を作成した経験を通じて得た英語の実力を活かして効率的に最新IT技術を習得することができます。</text:p>
      <text:list text:style-name="LFO1" text:continue-numbering="true">
        <text:list-item>
          <text:list>
            <text:list-item>
              <text:p text:style-name="P201">Hope</text:p>
            </text:list-item>
          </text:list>
        </text:list-item>
      </text:list>
      <text:p text:style-name="P202"><text:span text:style-name="T203">私はネットワーク分野で技術の発展を主導するプログラマーになり、他の人とは</text:span><text:span text:style-name="T204">代えがたい</text:span><text:span text:style-name="T205">第一</text:span><text:span text:style-name="T206">の</text:span><text:span text:style-name="T207">プログラマ</text:span><text:span text:style-name="T208">ーに</text:span><text:span text:style-name="T209">なりたいです。そして私がプログラマーとして経験するすべてのことをもとに私だけの能力を備えて、私が作ったプログラム</text:span><text:span text:style-name="T210">で</text:span><text:span text:style-name="T211">世の中を変化させること</text:span><text:span text:style-name="T212">が目標です。</text:span></text:p>
      <text:p text:style-name="P2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맑은 고딕" svg:font-family="맑은 고딕" style:font-family-generic="modern" style:font-pitch="variable" svg:panose-1="2 11 5 3 2 0 0 2 0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바탕" svg:font-family="바탕" style:font-family-generic="roman" style:font-pitch="variable" svg:panose-1="2 3 6 0 0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555in"/>
      <style:text-properties style:font-name="맑은 고딕" style:font-name-asian="맑은 고딕"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1pt" fo:background-color="transparent" style:text-underline-type="none" style:text-underline-color="font-color" style:text-emphasize="none" fo:language="en" fo:country="US" style:language-asian="ko" style:country-asian="KR" style:language-complex="ar" style:country-complex="SA" style:text-combine="none" fo:hyphenate="true"/>
    </style:default-style>
    <style:style style:name="표준" style:display-name="표준" style:family="paragraph">
      <style:paragraph-properties fo:widows="0" fo:orphans="0" style:line-break="normal" style:text-autospace="none" fo:text-align="justify"/>
      <style:text-properties fo:hyphenate="false"/>
    </style:style>
    <style:style style:name="기본단락글꼴" style:display-name="기본 단락 글꼴" style:family="text"/>
    <style:style style:name="목록단락" style:display-name="목록 단락" style:family="paragraph" style:parent-style-name="표준">
      <style:paragraph-properties fo:margin-left="0.5555in">
        <style:tab-stops/>
      </style:paragraph-properties>
      <style:text-properties fo:hyphenate="false"/>
    </style:style>
    <style:style style:name="머리글" style:display-name="머리글" style:family="paragraph" style:parent-style-name="표준">
      <style:paragraph-properties style:snap-to-layout-grid="false">
        <style:tab-stops>
          <style:tab-stop style:type="center" style:position="3.134in"/>
          <style:tab-stop style:type="right" style:position="6.268in"/>
        </style:tab-stops>
      </style:paragraph-properties>
      <style:text-properties fo:hyphenate="false"/>
    </style:style>
    <style:style style:name="머리글Char" style:display-name="머리글 Char" style:family="text" style:parent-style-name="기본단락글꼴"/>
    <style:style style:name="바닥글" style:display-name="바닥글" style:family="paragraph" style:parent-style-name="표준">
      <style:paragraph-properties style:snap-to-layout-grid="false">
        <style:tab-stops>
          <style:tab-stop style:type="center" style:position="3.134in"/>
          <style:tab-stop style:type="right" style:position="6.268in"/>
        </style:tab-stops>
      </style:paragraph-properties>
      <style:text-properties fo:hyphenate="false"/>
    </style:style>
    <style:style style:name="바닥글Char" style:display-name="바닥글 Char" style:family="text" style:parent-style-name="기본단락글꼴"/>
    <style:style style:name="간격없음" style:display-name="간격 없음" style:family="paragraph">
      <style:text-properties style:letter-kerning="false" fo:font-size="11pt" style:font-size-asian="11pt" fo:hyphenate="false"/>
    </style:style>
    <style:style style:name="간격없음Char" style:display-name="간격 없음 Char" style:family="text" style:parent-style-name="기본단락글꼴">
      <style:text-properties style:letter-kerning="false" fo:font-size="11pt" style:font-size-asian="11pt"/>
    </style:style>
    <style:style style:name="풍선도움말텍스트" style:display-name="풍선 도움말 텍스트" style:family="paragraph" style:parent-style-name="표준">
      <style:text-properties style:font-name="맑은 고딕" style:font-name-asian="맑은 고딕" style:font-name-complex="Times New Roman" fo:font-size="9pt" style:font-size-asian="9pt" style:font-size-complex="9pt" fo:hyphenate="false"/>
    </style:style>
    <style:style style:name="풍선도움말텍스트Char" style:display-name="풍선 도움말 텍스트 Char" style:family="text" style:parent-style-name="기본단락글꼴">
      <style:text-properties style:font-name="맑은 고딕" style:font-name-asian="맑은 고딕" style:font-name-complex="Times New Roman" fo:font-size="9pt" style:font-size-asian="9pt" style:font-size-complex="9pt"/>
    </style:style>
    <style:style style:name="jp" style:display-name="jp" style:family="text" style:parent-style-name="기본단락글꼴"/>
    <style:style style:name="강조" style:display-name="강조" style:family="text" style:parent-style-name="기본단락글꼴">
      <style:text-properties fo:font-style="italic" style:font-style-asian="italic" style:font-style-complex="italic"/>
    </style:style>
    <style:style style:name="autolink2" style:display-name="autolink2" style:family="text" style:parent-style-name="기본단락글꼴"/>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Wingdings"/>
    </style:style>
    <style:style style:name="WW_CharLFO2LVL1"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777in" text:min-label-width="0.25in" text:list-level-position-and-space-mode="label-alignment">
          <style:list-level-label-alignment text:label-followed-by="listtab" fo:margin-left="0.5277in" fo:text-indent="-0.25in"/>
        </style:list-level-properties>
      </text:list-level-style-number>
      <text:list-level-style-bullet text:level="2" text:style-name="WW_CharLFO1LVL2" text:bullet-char="">
        <style:list-level-properties text:space-before="0.5555in" text:min-label-width="0.2777in" text:list-level-position-and-space-mode="label-alignment">
          <style:list-level-label-alignment text:label-followed-by="listtab" fo:margin-left="0.8333in" fo:text-indent="-0.2777in"/>
        </style:list-level-properties>
        <style:text-properties style:font-name="Wingdings"/>
      </text:list-level-style-bullet>
      <text:list-level-style-number text:level="3" style:num-suffix="." style:num-format="i">
        <style:list-level-properties fo:text-align="end" text:space-before="0.8333in" text:min-label-width="0.2777in" text:list-level-position-and-space-mode="label-alignment">
          <style:list-level-label-alignment text:label-followed-by="listtab" fo:margin-left="1.1111in" fo:text-indent="-0.2777in"/>
        </style:list-level-properties>
      </text:list-level-style-number>
      <text:list-level-style-number text:level="4" style:num-suffix="." style:num-format="1">
        <style:list-level-properties text:space-before="1.1111in" text:min-label-width="0.2777in" text:list-level-position-and-space-mode="label-alignment">
          <style:list-level-label-alignment text:label-followed-by="listtab" fo:margin-left="1.3888in" fo:text-indent="-0.2777in"/>
        </style:list-level-properties>
      </text:list-level-style-number>
      <text:list-level-style-number text:level="5" style:num-suffix="." style:num-format="A" style:num-letter-sync="true">
        <style:list-level-properties text:space-before="1.3888in" text:min-label-width="0.2777in" text:list-level-position-and-space-mode="label-alignment">
          <style:list-level-label-alignment text:label-followed-by="listtab" fo:margin-left="1.6666in" fo:text-indent="-0.2777in"/>
        </style:list-level-properties>
      </text:list-level-style-number>
      <text:list-level-style-number text:level="6" style:num-suffix="." style:num-format="i">
        <style:list-level-properties fo:text-align="end" text:space-before="1.6666in" text:min-label-width="0.2777in" text:list-level-position-and-space-mode="label-alignment">
          <style:list-level-label-alignment text:label-followed-by="listtab" fo:margin-left="1.9444in" fo:text-indent="-0.2777in"/>
        </style:list-level-properties>
      </text:list-level-style-number>
      <text:list-level-style-number text:level="7" style:num-suffix="." style:num-format="1">
        <style:list-level-properties text:space-before="1.9444in" text:min-label-width="0.2777in" text:list-level-position-and-space-mode="label-alignment">
          <style:list-level-label-alignment text:label-followed-by="listtab" fo:margin-left="2.2222in" fo:text-indent="-0.2777in"/>
        </style:list-level-properties>
      </text:list-level-style-number>
      <text:list-level-style-number text:level="8" style:num-suffix="." style:num-format="A" style:num-letter-sync="true">
        <style:list-level-properties text:space-before="2.2222in" text:min-label-width="0.2777in" text:list-level-position-and-space-mode="label-alignment">
          <style:list-level-label-alignment text:label-followed-by="listtab" fo:margin-left="2.5in" fo:text-indent="-0.2777in"/>
        </style:list-level-properties>
      </text:list-level-style-number>
      <text:list-level-style-number text:level="9" style:num-suffix="." style:num-format="i">
        <style:list-level-properties fo:text-align="end" text:space-before="2.5in" text:min-label-width="0.2777in" text:list-level-position-and-space-mode="label-alignment">
          <style:list-level-label-alignment text:label-followed-by="listtab" fo:margin-left="2.7777in" fo:text-indent="-0.2777in"/>
        </style:list-level-properties>
      </text:list-level-style-number>
    </text:list-style>
    <text:list-style style:name="LFO2">
      <text:list-level-style-bullet text:level="1" text:style-name="WW_CharLFO2LVL1" text:bullet-char="">
        <style:list-level-properties text:space-before="0.5909in" text:min-label-width="0.2777in" text:list-level-position-and-space-mode="label-alignment">
          <style:list-level-label-alignment text:label-followed-by="listtab" fo:margin-left="0.8687in" fo:text-indent="-0.2777in"/>
        </style:list-level-properties>
        <style:text-properties style:font-name="Wingdings"/>
      </text:list-level-style-bullet>
      <text:list-level-style-number text:level="2" style:num-suffix="." style:num-format="A" style:num-letter-sync="true">
        <style:list-level-properties text:space-before="0.8687in" text:min-label-width="0.2777in" text:list-level-position-and-space-mode="label-alignment">
          <style:list-level-label-alignment text:label-followed-by="listtab" fo:margin-left="1.1465in" fo:text-indent="-0.2777in"/>
        </style:list-level-properties>
      </text:list-level-style-number>
      <text:list-level-style-number text:level="3" style:num-suffix="." style:num-format="i">
        <style:list-level-properties fo:text-align="end" text:space-before="1.1465in" text:min-label-width="0.2777in" text:list-level-position-and-space-mode="label-alignment">
          <style:list-level-label-alignment text:label-followed-by="listtab" fo:margin-left="1.4243in" fo:text-indent="-0.2777in"/>
        </style:list-level-properties>
      </text:list-level-style-number>
      <text:list-level-style-number text:level="4" style:num-suffix="." style:num-format="1">
        <style:list-level-properties text:space-before="1.4243in" text:min-label-width="0.2777in" text:list-level-position-and-space-mode="label-alignment">
          <style:list-level-label-alignment text:label-followed-by="listtab" fo:margin-left="1.702in" fo:text-indent="-0.2777in"/>
        </style:list-level-properties>
      </text:list-level-style-number>
      <text:list-level-style-number text:level="5" style:num-suffix="." style:num-format="A" style:num-letter-sync="true">
        <style:list-level-properties text:space-before="1.702in" text:min-label-width="0.2777in" text:list-level-position-and-space-mode="label-alignment">
          <style:list-level-label-alignment text:label-followed-by="listtab" fo:margin-left="1.9798in" fo:text-indent="-0.2777in"/>
        </style:list-level-properties>
      </text:list-level-style-number>
      <text:list-level-style-number text:level="6" style:num-suffix="." style:num-format="i">
        <style:list-level-properties fo:text-align="end" text:space-before="1.9798in" text:min-label-width="0.2777in" text:list-level-position-and-space-mode="label-alignment">
          <style:list-level-label-alignment text:label-followed-by="listtab" fo:margin-left="2.2576in" fo:text-indent="-0.2777in"/>
        </style:list-level-properties>
      </text:list-level-style-number>
      <text:list-level-style-number text:level="7" style:num-suffix="." style:num-format="1">
        <style:list-level-properties text:space-before="2.2576in" text:min-label-width="0.2777in" text:list-level-position-and-space-mode="label-alignment">
          <style:list-level-label-alignment text:label-followed-by="listtab" fo:margin-left="2.5354in" fo:text-indent="-0.2777in"/>
        </style:list-level-properties>
      </text:list-level-style-number>
      <text:list-level-style-number text:level="8" style:num-suffix="." style:num-format="A" style:num-letter-sync="true">
        <style:list-level-properties text:space-before="2.5354in" text:min-label-width="0.2777in" text:list-level-position-and-space-mode="label-alignment">
          <style:list-level-label-alignment text:label-followed-by="listtab" fo:margin-left="2.8131in" fo:text-indent="-0.2777in"/>
        </style:list-level-properties>
      </text:list-level-style-number>
      <text:list-level-style-number text:level="9" style:num-suffix="." style:num-format="i">
        <style:list-level-properties fo:text-align="end" text:space-before="2.8131in" text:min-label-width="0.2777in" text:list-level-position-and-space-mode="label-alignment">
          <style:list-level-label-alignment text:label-followed-by="listtab" fo:margin-left="3.0909in" fo:text-indent="-0.2777in"/>
        </style:list-level-properties>
      </text:list-level-style-number>
    </text:list-style>
    <text:list-style style:name="LFO3">
      <text:list-level-style-number text:level="1" style:num-suffix="." style:num-format="1">
        <style:list-level-properties text:space-before="1.1444in" text:min-label-width="0.2777in" text:list-level-position-and-space-mode="label-alignment">
          <style:list-level-label-alignment text:label-followed-by="listtab" fo:margin-left="1.4222in" fo:text-indent="-0.2777in"/>
        </style:list-level-properties>
      </text:list-level-style-number>
      <text:list-level-style-number text:level="2" style:num-suffix="." style:num-format="A" style:num-letter-sync="true">
        <style:list-level-properties text:space-before="1.4222in" text:min-label-width="0.2777in" text:list-level-position-and-space-mode="label-alignment">
          <style:list-level-label-alignment text:label-followed-by="listtab" fo:margin-left="1.7in" fo:text-indent="-0.2777in"/>
        </style:list-level-properties>
      </text:list-level-style-number>
      <text:list-level-style-number text:level="3" style:num-suffix="." style:num-format="i">
        <style:list-level-properties fo:text-align="end" text:space-before="1.7in" text:min-label-width="0.2777in" text:list-level-position-and-space-mode="label-alignment">
          <style:list-level-label-alignment text:label-followed-by="listtab" fo:margin-left="1.9777in" fo:text-indent="-0.2777in"/>
        </style:list-level-properties>
      </text:list-level-style-number>
      <text:list-level-style-number text:level="4" style:num-suffix="." style:num-format="1">
        <style:list-level-properties text:space-before="1.9777in" text:min-label-width="0.2777in" text:list-level-position-and-space-mode="label-alignment">
          <style:list-level-label-alignment text:label-followed-by="listtab" fo:margin-left="2.2555in" fo:text-indent="-0.2777in"/>
        </style:list-level-properties>
      </text:list-level-style-number>
      <text:list-level-style-number text:level="5" style:num-suffix="." style:num-format="A" style:num-letter-sync="true">
        <style:list-level-properties text:space-before="2.2555in" text:min-label-width="0.2777in" text:list-level-position-and-space-mode="label-alignment">
          <style:list-level-label-alignment text:label-followed-by="listtab" fo:margin-left="2.5333in" fo:text-indent="-0.2777in"/>
        </style:list-level-properties>
      </text:list-level-style-number>
      <text:list-level-style-number text:level="6" style:num-suffix="." style:num-format="i">
        <style:list-level-properties fo:text-align="end" text:space-before="2.5333in" text:min-label-width="0.2777in" text:list-level-position-and-space-mode="label-alignment">
          <style:list-level-label-alignment text:label-followed-by="listtab" fo:margin-left="2.8111in" fo:text-indent="-0.2777in"/>
        </style:list-level-properties>
      </text:list-level-style-number>
      <text:list-level-style-number text:level="7" style:num-suffix="." style:num-format="1">
        <style:list-level-properties text:space-before="2.8111in" text:min-label-width="0.2777in" text:list-level-position-and-space-mode="label-alignment">
          <style:list-level-label-alignment text:label-followed-by="listtab" fo:margin-left="3.0888in" fo:text-indent="-0.2777in"/>
        </style:list-level-properties>
      </text:list-level-style-number>
      <text:list-level-style-number text:level="8" style:num-suffix="." style:num-format="A" style:num-letter-sync="true">
        <style:list-level-properties text:space-before="3.0888in" text:min-label-width="0.2777in" text:list-level-position-and-space-mode="label-alignment">
          <style:list-level-label-alignment text:label-followed-by="listtab" fo:margin-left="3.3666in" fo:text-indent="-0.2777in"/>
        </style:list-level-properties>
      </text:list-level-style-number>
      <text:list-level-style-number text:level="9" style:num-suffix="." style:num-format="i">
        <style:list-level-properties fo:text-align="end" text:space-before="3.3666in" text:min-label-width="0.2777in" text:list-level-position-and-space-mode="label-alignment">
          <style:list-level-label-alignment text:label-followed-by="listtab" fo:margin-left="3.6444in" fo:text-indent="-0.2777in"/>
        </style:list-level-properties>
      </text:list-level-style-number>
    </text:list-style>
    <text:list-style style:name="LFO4">
      <text:list-level-style-number text:level="1" style:num-suffix="." style:num-format="1">
        <style:list-level-properties text:space-before="0.868in" text:min-label-width="0.2777in" text:list-level-position-and-space-mode="label-alignment">
          <style:list-level-label-alignment text:label-followed-by="listtab" fo:margin-left="1.1458in" fo:text-indent="-0.2777in"/>
        </style:list-level-properties>
      </text:list-level-style-number>
      <text:list-level-style-number text:level="2" style:num-suffix="." style:num-format="A" style:num-letter-sync="true">
        <style:list-level-properties text:space-before="1.1458in" text:min-label-width="0.2777in" text:list-level-position-and-space-mode="label-alignment">
          <style:list-level-label-alignment text:label-followed-by="listtab" fo:margin-left="1.4236in" fo:text-indent="-0.2777in"/>
        </style:list-level-properties>
      </text:list-level-style-number>
      <text:list-level-style-number text:level="3" style:num-suffix="." style:num-format="i">
        <style:list-level-properties fo:text-align="end" text:space-before="1.4236in" text:min-label-width="0.2777in" text:list-level-position-and-space-mode="label-alignment">
          <style:list-level-label-alignment text:label-followed-by="listtab" fo:margin-left="1.7013in" fo:text-indent="-0.2777in"/>
        </style:list-level-properties>
      </text:list-level-style-number>
      <text:list-level-style-number text:level="4" style:num-suffix="." style:num-format="1">
        <style:list-level-properties text:space-before="1.7013in" text:min-label-width="0.2777in" text:list-level-position-and-space-mode="label-alignment">
          <style:list-level-label-alignment text:label-followed-by="listtab" fo:margin-left="1.9791in" fo:text-indent="-0.2777in"/>
        </style:list-level-properties>
      </text:list-level-style-number>
      <text:list-level-style-number text:level="5" style:num-suffix="." style:num-format="A" style:num-letter-sync="true">
        <style:list-level-properties text:space-before="1.9791in" text:min-label-width="0.2777in" text:list-level-position-and-space-mode="label-alignment">
          <style:list-level-label-alignment text:label-followed-by="listtab" fo:margin-left="2.2569in" fo:text-indent="-0.2777in"/>
        </style:list-level-properties>
      </text:list-level-style-number>
      <text:list-level-style-number text:level="6" style:num-suffix="." style:num-format="i">
        <style:list-level-properties fo:text-align="end" text:space-before="2.2569in" text:min-label-width="0.2777in" text:list-level-position-and-space-mode="label-alignment">
          <style:list-level-label-alignment text:label-followed-by="listtab" fo:margin-left="2.5347in" fo:text-indent="-0.2777in"/>
        </style:list-level-properties>
      </text:list-level-style-number>
      <text:list-level-style-number text:level="7" style:num-suffix="." style:num-format="1">
        <style:list-level-properties text:space-before="2.5347in" text:min-label-width="0.2777in" text:list-level-position-and-space-mode="label-alignment">
          <style:list-level-label-alignment text:label-followed-by="listtab" fo:margin-left="2.8125in" fo:text-indent="-0.2777in"/>
        </style:list-level-properties>
      </text:list-level-style-number>
      <text:list-level-style-number text:level="8" style:num-suffix="." style:num-format="A" style:num-letter-sync="true">
        <style:list-level-properties text:space-before="2.8125in" text:min-label-width="0.2777in" text:list-level-position-and-space-mode="label-alignment">
          <style:list-level-label-alignment text:label-followed-by="listtab" fo:margin-left="3.0902in" fo:text-indent="-0.2777in"/>
        </style:list-level-properties>
      </text:list-level-style-number>
      <text:list-level-style-number text:level="9" style:num-suffix="." style:num-format="i">
        <style:list-level-properties fo:text-align="end" text:space-before="3.0902in" text:min-label-width="0.2777in" text:list-level-position-and-space-mode="label-alignment">
          <style:list-level-label-alignment text:label-followed-by="listtab" fo:margin-left="3.368in" fo:text-indent="-0.2777in"/>
        </style:list-level-properties>
      </text:list-level-style-number>
    </text:list-style>
    <text:list-style style:name="LFO5">
      <text:list-level-style-number text:level="1" style:num-suffix="." style:num-format="1">
        <style:list-level-properties text:space-before="0.868in" text:min-label-width="0.2777in" text:list-level-position-and-space-mode="label-alignment">
          <style:list-level-label-alignment text:label-followed-by="listtab" fo:margin-left="1.1458in" fo:text-indent="-0.2777in"/>
        </style:list-level-properties>
      </text:list-level-style-number>
      <text:list-level-style-number text:level="2" style:num-suffix="." style:num-format="A" style:num-letter-sync="true">
        <style:list-level-properties text:space-before="1.1458in" text:min-label-width="0.2777in" text:list-level-position-and-space-mode="label-alignment">
          <style:list-level-label-alignment text:label-followed-by="listtab" fo:margin-left="1.4236in" fo:text-indent="-0.2777in"/>
        </style:list-level-properties>
      </text:list-level-style-number>
      <text:list-level-style-number text:level="3" style:num-suffix="." style:num-format="i">
        <style:list-level-properties fo:text-align="end" text:space-before="1.4236in" text:min-label-width="0.2777in" text:list-level-position-and-space-mode="label-alignment">
          <style:list-level-label-alignment text:label-followed-by="listtab" fo:margin-left="1.7013in" fo:text-indent="-0.2777in"/>
        </style:list-level-properties>
      </text:list-level-style-number>
      <text:list-level-style-number text:level="4" style:num-suffix="." style:num-format="1">
        <style:list-level-properties text:space-before="1.7013in" text:min-label-width="0.2777in" text:list-level-position-and-space-mode="label-alignment">
          <style:list-level-label-alignment text:label-followed-by="listtab" fo:margin-left="1.9791in" fo:text-indent="-0.2777in"/>
        </style:list-level-properties>
      </text:list-level-style-number>
      <text:list-level-style-number text:level="5" style:num-suffix="." style:num-format="A" style:num-letter-sync="true">
        <style:list-level-properties text:space-before="1.9791in" text:min-label-width="0.2777in" text:list-level-position-and-space-mode="label-alignment">
          <style:list-level-label-alignment text:label-followed-by="listtab" fo:margin-left="2.2569in" fo:text-indent="-0.2777in"/>
        </style:list-level-properties>
      </text:list-level-style-number>
      <text:list-level-style-number text:level="6" style:num-suffix="." style:num-format="i">
        <style:list-level-properties fo:text-align="end" text:space-before="2.2569in" text:min-label-width="0.2777in" text:list-level-position-and-space-mode="label-alignment">
          <style:list-level-label-alignment text:label-followed-by="listtab" fo:margin-left="2.5347in" fo:text-indent="-0.2777in"/>
        </style:list-level-properties>
      </text:list-level-style-number>
      <text:list-level-style-number text:level="7" style:num-suffix="." style:num-format="1">
        <style:list-level-properties text:space-before="2.5347in" text:min-label-width="0.2777in" text:list-level-position-and-space-mode="label-alignment">
          <style:list-level-label-alignment text:label-followed-by="listtab" fo:margin-left="2.8125in" fo:text-indent="-0.2777in"/>
        </style:list-level-properties>
      </text:list-level-style-number>
      <text:list-level-style-number text:level="8" style:num-suffix="." style:num-format="A" style:num-letter-sync="true">
        <style:list-level-properties text:space-before="2.8125in" text:min-label-width="0.2777in" text:list-level-position-and-space-mode="label-alignment">
          <style:list-level-label-alignment text:label-followed-by="listtab" fo:margin-left="3.0902in" fo:text-indent="-0.2777in"/>
        </style:list-level-properties>
      </text:list-level-style-number>
      <text:list-level-style-number text:level="9" style:num-suffix="." style:num-format="i">
        <style:list-level-properties fo:text-align="end" text:space-before="3.0902in" text:min-label-width="0.2777in" text:list-level-position-and-space-mode="label-alignment">
          <style:list-level-label-alignment text:label-followed-by="listtab" fo:margin-left="3.368in" fo:text-indent="-0.2777in"/>
        </style:list-level-properties>
      </text:list-level-style-number>
    </text:list-style>
    <text:list-style style:name="LFO6">
      <text:list-level-style-number text:level="1" style:num-suffix="." style:num-format="1">
        <style:list-level-properties text:space-before="0.868in" text:min-label-width="0.2777in" text:list-level-position-and-space-mode="label-alignment">
          <style:list-level-label-alignment text:label-followed-by="listtab" fo:margin-left="1.1458in" fo:text-indent="-0.2777in"/>
        </style:list-level-properties>
      </text:list-level-style-number>
      <text:list-level-style-number text:level="2" style:num-suffix="." style:num-format="A" style:num-letter-sync="true">
        <style:list-level-properties text:space-before="1.1458in" text:min-label-width="0.2777in" text:list-level-position-and-space-mode="label-alignment">
          <style:list-level-label-alignment text:label-followed-by="listtab" fo:margin-left="1.4236in" fo:text-indent="-0.2777in"/>
        </style:list-level-properties>
      </text:list-level-style-number>
      <text:list-level-style-number text:level="3" style:num-suffix="." style:num-format="i">
        <style:list-level-properties fo:text-align="end" text:space-before="1.4236in" text:min-label-width="0.2777in" text:list-level-position-and-space-mode="label-alignment">
          <style:list-level-label-alignment text:label-followed-by="listtab" fo:margin-left="1.7013in" fo:text-indent="-0.2777in"/>
        </style:list-level-properties>
      </text:list-level-style-number>
      <text:list-level-style-number text:level="4" style:num-suffix="." style:num-format="1">
        <style:list-level-properties text:space-before="1.7013in" text:min-label-width="0.2777in" text:list-level-position-and-space-mode="label-alignment">
          <style:list-level-label-alignment text:label-followed-by="listtab" fo:margin-left="1.9791in" fo:text-indent="-0.2777in"/>
        </style:list-level-properties>
      </text:list-level-style-number>
      <text:list-level-style-number text:level="5" style:num-suffix="." style:num-format="A" style:num-letter-sync="true">
        <style:list-level-properties text:space-before="1.9791in" text:min-label-width="0.2777in" text:list-level-position-and-space-mode="label-alignment">
          <style:list-level-label-alignment text:label-followed-by="listtab" fo:margin-left="2.2569in" fo:text-indent="-0.2777in"/>
        </style:list-level-properties>
      </text:list-level-style-number>
      <text:list-level-style-number text:level="6" style:num-suffix="." style:num-format="i">
        <style:list-level-properties fo:text-align="end" text:space-before="2.2569in" text:min-label-width="0.2777in" text:list-level-position-and-space-mode="label-alignment">
          <style:list-level-label-alignment text:label-followed-by="listtab" fo:margin-left="2.5347in" fo:text-indent="-0.2777in"/>
        </style:list-level-properties>
      </text:list-level-style-number>
      <text:list-level-style-number text:level="7" style:num-suffix="." style:num-format="1">
        <style:list-level-properties text:space-before="2.5347in" text:min-label-width="0.2777in" text:list-level-position-and-space-mode="label-alignment">
          <style:list-level-label-alignment text:label-followed-by="listtab" fo:margin-left="2.8125in" fo:text-indent="-0.2777in"/>
        </style:list-level-properties>
      </text:list-level-style-number>
      <text:list-level-style-number text:level="8" style:num-suffix="." style:num-format="A" style:num-letter-sync="true">
        <style:list-level-properties text:space-before="2.8125in" text:min-label-width="0.2777in" text:list-level-position-and-space-mode="label-alignment">
          <style:list-level-label-alignment text:label-followed-by="listtab" fo:margin-left="3.0902in" fo:text-indent="-0.2777in"/>
        </style:list-level-properties>
      </text:list-level-style-number>
      <text:list-level-style-number text:level="9" style:num-suffix="." style:num-format="i">
        <style:list-level-properties fo:text-align="end" text:space-before="3.0902in" text:min-label-width="0.2777in" text:list-level-position-and-space-mode="label-alignment">
          <style:list-level-label-alignment text:label-followed-by="listtab" fo:margin-left="3.368in" fo:text-indent="-0.2777in"/>
        </style:list-level-properties>
      </text:list-level-style-number>
    </text:list-style>
    <style:page-layout style:name="PL0">
      <style:page-layout-properties fo:page-width="8.268in" fo:page-height="11.693in" style:print-orientation="portrait" fo:margin-top="1.1812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自己分析</dc:title>
    <meta:initial-creator>３３期 Dクラス オ・ハラ</meta:initial-creator>
    <dc:creator>오하라</dc:creator>
    <meta:creation-date>2017-08-27T08:58:00Z</meta:creation-date>
    <dc:date>2017-08-27T08:58:00Z</dc:date>
    <meta:print-date>2017-07-30T21:03:00Z</meta:print-date>
    <meta:template xlink:href="Normal.dotm" xlink:type="simple"/>
    <meta:editing-cycles>2</meta:editing-cycles>
    <meta:editing-duration>PT0S</meta:editing-duration>
    <meta:document-statistic meta:page-count="7" meta:paragraph-count="5" meta:word-count="439" meta:character-count="2938" meta:row-count="20" meta:non-whitespace-character-count="2504"/>
  </office:meta>
</office:document-meta>
</file>